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5cm"/>
    </style:style>
    <style:style style:name="co3" style:family="table-column">
      <style:table-column-properties fo:break-before="auto" style:column-width="9.5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font-name="Arial" style:font-name-asian="Arial1" style:font-name-complex="Tahoma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Ausgabe</text:p>
          </table:table-cell>
          <table:table-cell office:value-type="string">
            <text:p>Bereich</text:p>
          </table:table-cell>
          <table:table-cell office:value-type="string">
            <text:p>Titel</text:p>
          </table:table-cell>
          <table:table-cell office:value-type="string">
            <text:p>Titelthema</text:p>
          </table:table-cell>
        </table:table-row>
        <table:table-row table:style-name="ro1">
          <table:table-cell office:value-type="string">
            <text:p>2017-01</text:p>
          </table:table-cell>
          <table:table-cell office:value-type="string">
            <text:p>Umwelt</text:p>
          </table:table-cell>
          <table:table-cell office:value-type="string">
            <text:p>Aluminium wie gefährlich ist es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1</text:p>
          </table:table-cell>
          <table:table-cell office:value-type="string">
            <text:p>Umwelt</text:p>
          </table:table-cell>
          <table:table-cell office:value-type="string">
            <text:p>Aluminium ist kein wegwerfprodukt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1</text:p>
          </table:table-cell>
          <table:table-cell office:value-type="string">
            <text:p>Biologie</text:p>
          </table:table-cell>
          <table:table-cell office:value-type="string">
            <text:p>Die Wirkstofffahnder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1</text:p>
          </table:table-cell>
          <table:table-cell office:value-type="string">
            <text:p>Medizin</text:p>
          </table:table-cell>
          <table:table-cell office:value-type="string">
            <text:p>HIV unter Kontroll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1</text:p>
          </table:table-cell>
          <table:table-cell office:value-type="string">
            <text:p>Astronomie</text:p>
          </table:table-cell>
          <table:table-cell office:value-type="string">
            <text:p>Kosmos im Kopf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7-01</text:p>
          </table:table-cell>
          <table:table-cell office:value-type="string">
            <text:p>Astronomie</text:p>
          </table:table-cell>
          <table:table-cell office:value-type="string">
            <text:p>Zündende Ideen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7-01</text:p>
          </table:table-cell>
          <table:table-cell office:value-type="string">
            <text:p>Astronomie</text:p>
          </table:table-cell>
          <table:table-cell office:value-type="string">
            <text:p>Schwarze Löcher mit weichen Härchen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7-01</text:p>
          </table:table-cell>
          <table:table-cell office:value-type="string">
            <text:p>Chemie</text:p>
          </table:table-cell>
          <table:table-cell office:value-type="string">
            <text:p>Chlor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1</text:p>
          </table:table-cell>
          <table:table-cell office:value-type="string">
            <text:p>Soziologie</text:p>
          </table:table-cell>
          <table:table-cell office:value-type="string">
            <text:p>Von Kultur aus gewalttätig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1</text:p>
          </table:table-cell>
          <table:table-cell office:value-type="string">
            <text:p>Psychologie</text:p>
          </table:table-cell>
          <table:table-cell office:value-type="string">
            <text:p>Angst vor dem Risiko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1</text:p>
          </table:table-cell>
          <table:table-cell office:value-type="string">
            <text:p>Soziologie</text:p>
          </table:table-cell>
          <table:table-cell office:value-type="string">
            <text:p>Wir erleben die unbequemen Seiten der Demokrati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1</text:p>
          </table:table-cell>
          <table:table-cell office:value-type="string">
            <text:p>Technik</text:p>
          </table:table-cell>
          <table:table-cell office:value-type="string">
            <text:p>Der Glockendoktor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1</text:p>
          </table:table-cell>
          <table:table-cell office:value-type="string">
            <text:p>Technik</text:p>
          </table:table-cell>
          <table:table-cell office:value-type="string">
            <text:p>Hightech rockt die Pist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1</text:p>
          </table:table-cell>
          <table:table-cell office:value-type="string">
            <text:p>Technik</text:p>
          </table:table-cell>
          <table:table-cell office:value-type="string">
            <text:p>Schlaue Leucht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2</text:p>
          </table:table-cell>
          <table:table-cell office:value-type="string">
            <text:p>Biologie</text:p>
          </table:table-cell>
          <table:table-cell office:value-type="string">
            <text:p>Wenn der Mensch Gott spielt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2</text:p>
          </table:table-cell>
          <table:table-cell office:value-type="string">
            <text:p>Biologie</text:p>
          </table:table-cell>
          <table:table-cell office:value-type="string">
            <text:p>Grazil, rasant und in großer Gefahr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2</text:p>
          </table:table-cell>
          <table:table-cell office:value-type="string">
            <text:p>Archälogie</text:p>
          </table:table-cell>
          <table:table-cell office:value-type="string">
            <text:p>Mann braucht einen starken Mag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2</text:p>
          </table:table-cell>
          <table:table-cell office:value-type="string">
            <text:p>Astronomie</text:p>
          </table:table-cell>
          <table:table-cell office:value-type="string">
            <text:p>Die Vermessung der Welt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2</text:p>
          </table:table-cell>
          <table:table-cell office:value-type="string">
            <text:p>Astronomie</text:p>
          </table:table-cell>
          <table:table-cell office:value-type="string">
            <text:p>Pulsschlag einer Galaxi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2</text:p>
          </table:table-cell>
          <table:table-cell office:value-type="string">
            <text:p>Astronomie</text:p>
          </table:table-cell>
          <table:table-cell office:value-type="string">
            <text:p>Der Mars bleibt eine Herausforderung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2</text:p>
          </table:table-cell>
          <table:table-cell office:value-type="string">
            <text:p>Soziologie</text:p>
          </table:table-cell>
          <table:table-cell office:value-type="string">
            <text:p>Welche Zukunft wollen wir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7-02</text:p>
          </table:table-cell>
          <table:table-cell office:value-type="string">
            <text:p>Philosophie</text:p>
          </table:table-cell>
          <table:table-cell office:value-type="string">
            <text:p>Sokrates meets Roboterethik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7-02</text:p>
          </table:table-cell>
          <table:table-cell office:value-type="string">
            <text:p>Technik</text:p>
          </table:table-cell>
          <table:table-cell office:value-type="string">
            <text:p>Energie ohne Emissionen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7-02</text:p>
          </table:table-cell>
          <table:table-cell office:value-type="string">
            <text:p>Soziologie</text:p>
          </table:table-cell>
          <table:table-cell office:value-type="string">
            <text:p>Atommüll hat Zukunft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7-02</text:p>
          </table:table-cell>
          <table:table-cell office:value-type="string">
            <text:p>Soziologie</text:p>
          </table:table-cell>
          <table:table-cell office:value-type="string">
            <text:p>Künftige Generationen werden uns verurteilen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7-02</text:p>
          </table:table-cell>
          <table:table-cell office:value-type="string">
            <text:p>Soziologie</text:p>
          </table:table-cell>
          <table:table-cell office:value-type="string">
            <text:p>Technofossilien überall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7-02</text:p>
          </table:table-cell>
          <table:table-cell office:value-type="string">
            <text:p>Archälogie</text:p>
          </table:table-cell>
          <table:table-cell office:value-type="string">
            <text:p>Küste statt Korridor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2</text:p>
          </table:table-cell>
          <table:table-cell office:value-type="string">
            <text:p>Technik</text:p>
          </table:table-cell>
          <table:table-cell office:value-type="string">
            <text:p>Ein Tatort zum Mitnehm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2</text:p>
          </table:table-cell>
          <table:table-cell office:value-type="string">
            <text:p>Wissenschaftstheorie</text:p>
          </table:table-cell>
          <table:table-cell office:value-type="string">
            <text:p>Langer Atem Lohnt sich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2</text:p>
          </table:table-cell>
          <table:table-cell office:value-type="string">
            <text:p>Soziologie</text:p>
          </table:table-cell>
          <table:table-cell office:value-type="string">
            <text:p>Unser moderner industrieller Kern garantiert Arbeitsplätz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3</text:p>
          </table:table-cell>
          <table:table-cell office:value-type="string">
            <text:p>Medizin</text:p>
          </table:table-cell>
          <table:table-cell office:value-type="string">
            <text:p>Tabletten und Globuli aus einer Hand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7-03</text:p>
          </table:table-cell>
          <table:table-cell office:value-type="string">
            <text:p>Medizin</text:p>
          </table:table-cell>
          <table:table-cell office:value-type="string">
            <text:p>Patienten werden oft nur durchgeschleust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7-03</text:p>
          </table:table-cell>
          <table:table-cell office:value-type="string">
            <text:p>Medizin</text:p>
          </table:table-cell>
          <table:table-cell office:value-type="string">
            <text:p>Sanfte Versprechen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7-03</text:p>
          </table:table-cell>
          <table:table-cell office:value-type="string">
            <text:p>Medizin</text:p>
          </table:table-cell>
          <table:table-cell office:value-type="string">
            <text:p>Von Menschen und Mäus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3</text:p>
          </table:table-cell>
          <table:table-cell office:value-type="string">
            <text:p>Astronomie</text:p>
          </table:table-cell>
          <table:table-cell office:value-type="string">
            <text:p>100 Jahre moderne Kosmologi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3</text:p>
          </table:table-cell>
          <table:table-cell office:value-type="string">
            <text:p>Astronomie</text:p>
          </table:table-cell>
          <table:table-cell office:value-type="string">
            <text:p>Als das Venus Klima kippt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3</text:p>
          </table:table-cell>
          <table:table-cell office:value-type="string">
            <text:p>Biologie</text:p>
          </table:table-cell>
          <table:table-cell office:value-type="string">
            <text:p>Licht in Sicht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3</text:p>
          </table:table-cell>
          <table:table-cell office:value-type="string">
            <text:p>Archälogie</text:p>
          </table:table-cell>
          <table:table-cell office:value-type="string">
            <text:p>Spelzen, Speichel und Uri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3</text:p>
          </table:table-cell>
          <table:table-cell office:value-type="string">
            <text:p>Soziologie</text:p>
          </table:table-cell>
          <table:table-cell office:value-type="string">
            <text:p>Der Ruhestand kann wart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3</text:p>
          </table:table-cell>
          <table:table-cell office:value-type="string">
            <text:p>Archälogie</text:p>
          </table:table-cell>
          <table:table-cell office:value-type="string">
            <text:p>Im Schatten des Vesuvs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3</text:p>
          </table:table-cell>
          <table:table-cell office:value-type="string">
            <text:p>Technik</text:p>
          </table:table-cell>
          <table:table-cell office:value-type="string">
            <text:p>Chips mit Grips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3</text:p>
          </table:table-cell>
          <table:table-cell office:value-type="string">
            <text:p>Technik</text:p>
          </table:table-cell>
          <table:table-cell office:value-type="string">
            <text:p>Mit halber Kraft voraus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3</text:p>
          </table:table-cell>
          <table:table-cell office:value-type="string">
            <text:p>Technik</text:p>
          </table:table-cell>
          <table:table-cell office:value-type="string">
            <text:p>Werkzeuge aus der Mikrowelt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3</text:p>
          </table:table-cell>
          <table:table-cell office:value-type="string">
            <text:p>Technik</text:p>
          </table:table-cell>
          <table:table-cell office:value-type="string">
            <text:p>Industrie 4.0 ist unsere Chanc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4</text:p>
          </table:table-cell>
          <table:table-cell office:value-type="string">
            <text:p>Medizin</text:p>
          </table:table-cell>
          <table:table-cell office:value-type="string">
            <text:p>Baby mit neuer DNA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4</text:p>
          </table:table-cell>
          <table:table-cell office:value-type="string">
            <text:p>Medizin</text:p>
          </table:table-cell>
          <table:table-cell office:value-type="string">
            <text:p>Der Hirnschrittmacher lernt dazu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4</text:p>
          </table:table-cell>
          <table:table-cell office:value-type="string">
            <text:p>Medizin</text:p>
          </table:table-cell>
          <table:table-cell office:value-type="string">
            <text:p>Warum funktioniert die tiefe Hirnstimulatio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4</text:p>
          </table:table-cell>
          <table:table-cell office:value-type="string">
            <text:p>Astronomie</text:p>
          </table:table-cell>
          <table:table-cell office:value-type="string">
            <text:p>Eisvulkane im Sonnensystem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4</text:p>
          </table:table-cell>
          <table:table-cell office:value-type="string">
            <text:p>Astronomie</text:p>
          </table:table-cell>
          <table:table-cell office:value-type="string">
            <text:p>Das dynamische Universum wird 100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4</text:p>
          </table:table-cell>
          <table:table-cell office:value-type="string">
            <text:p>Geologie</text:p>
          </table:table-cell>
          <table:table-cell office:value-type="string">
            <text:p>Im Schlund des Geysirs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4</text:p>
          </table:table-cell>
          <table:table-cell office:value-type="string">
            <text:p>Soziologie</text:p>
          </table:table-cell>
          <table:table-cell office:value-type="string">
            <text:p>Museum mit Tiefgang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4</text:p>
          </table:table-cell>
          <table:table-cell office:value-type="string">
            <text:p>Psychologie</text:p>
          </table:table-cell>
          <table:table-cell office:value-type="string">
            <text:p>Wie von Zauberhan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4</text:p>
          </table:table-cell>
          <table:table-cell office:value-type="string">
            <text:p>Psychologie</text:p>
          </table:table-cell>
          <table:table-cell office:value-type="string">
            <text:p>Es begann mit dem Laus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4</text:p>
          </table:table-cell>
          <table:table-cell office:value-type="string">
            <text:p>Medizin</text:p>
          </table:table-cell>
          <table:table-cell office:value-type="string">
            <text:p>Freunde sind besser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4</text:p>
          </table:table-cell>
          <table:table-cell office:value-type="string">
            <text:p>Technik</text:p>
          </table:table-cell>
          <table:table-cell office:value-type="string">
            <text:p>Ein Roboter für jedes Herrchen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7-04</text:p>
          </table:table-cell>
          <table:table-cell office:value-type="string">
            <text:p>Chemie</text:p>
          </table:table-cell>
          <table:table-cell office:value-type="string">
            <text:p>Trio genial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7-04</text:p>
          </table:table-cell>
          <table:table-cell office:value-type="string">
            <text:p>Soziologie</text:p>
          </table:table-cell>
          <table:table-cell office:value-type="string">
            <text:p>Ohne Unternehmen hat es ein Erfinder schwer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7-04</text:p>
          </table:table-cell>
          <table:table-cell office:value-type="string">
            <text:p>Technik</text:p>
          </table:table-cell>
          <table:table-cell office:value-type="string">
            <text:p>Blick auf das Unsichtbar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5</text:p>
          </table:table-cell>
          <table:table-cell office:value-type="string">
            <text:p>Biologie</text:p>
          </table:table-cell>
          <table:table-cell office:value-type="string">
            <text:p>Wildnis nach Wunsch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5</text:p>
          </table:table-cell>
          <table:table-cell office:value-type="string">
            <text:p>Biologie</text:p>
          </table:table-cell>
          <table:table-cell office:value-type="string">
            <text:p>Ein Hauch von Bittermandel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5</text:p>
          </table:table-cell>
          <table:table-cell office:value-type="string">
            <text:p>Medizin</text:p>
          </table:table-cell>
          <table:table-cell office:value-type="string">
            <text:p>Das Einmaleins der Studi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5</text:p>
          </table:table-cell>
          <table:table-cell office:value-type="string">
            <text:p>Astronomie</text:p>
          </table:table-cell>
          <table:table-cell office:value-type="string">
            <text:p>Schlussakkord für Rosetta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5</text:p>
          </table:table-cell>
          <table:table-cell office:value-type="string">
            <text:p>Astronomie</text:p>
          </table:table-cell>
          <table:table-cell office:value-type="string">
            <text:p>Gravitationswellen in Dunkler Energi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5</text:p>
          </table:table-cell>
          <table:table-cell office:value-type="string">
            <text:p>Astronomie</text:p>
          </table:table-cell>
          <table:table-cell office:value-type="string">
            <text:p>Gewitter am Radiohimmel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5</text:p>
          </table:table-cell>
          <table:table-cell office:value-type="string">
            <text:p>Astronomie</text:p>
          </table:table-cell>
          <table:table-cell office:value-type="string">
            <text:p>Exoplanet vor der Haustür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5</text:p>
          </table:table-cell>
          <table:table-cell office:value-type="string">
            <text:p>Soziologie</text:p>
          </table:table-cell>
          <table:table-cell office:value-type="string">
            <text:p>Friedensflüsterer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7-05</text:p>
          </table:table-cell>
          <table:table-cell office:value-type="string">
            <text:p>Soziologie</text:p>
          </table:table-cell>
          <table:table-cell office:value-type="string">
            <text:p>Starkes Ego, großes Einfühlungsvermögen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7-05</text:p>
          </table:table-cell>
          <table:table-cell office:value-type="string">
            <text:p>Soziologie</text:p>
          </table:table-cell>
          <table:table-cell office:value-type="string">
            <text:p>Krieg lohnt sich nicht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7-05</text:p>
          </table:table-cell>
          <table:table-cell office:value-type="string">
            <text:p>Soziologie</text:p>
          </table:table-cell>
          <table:table-cell office:value-type="string">
            <text:p>Friedenswächter 4.0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7-05</text:p>
          </table:table-cell>
          <table:table-cell office:value-type="string">
            <text:p>Archälogie</text:p>
          </table:table-cell>
          <table:table-cell office:value-type="string">
            <text:p>Lochstreifen in der Landschaft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5</text:p>
          </table:table-cell>
          <table:table-cell office:value-type="string">
            <text:p>Technik</text:p>
          </table:table-cell>
          <table:table-cell office:value-type="string">
            <text:p>Rotoren für die City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5</text:p>
          </table:table-cell>
          <table:table-cell office:value-type="string">
            <text:p>Astronomie</text:p>
          </table:table-cell>
          <table:table-cell office:value-type="string">
            <text:p>Astronaut auf Prob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5</text:p>
          </table:table-cell>
          <table:table-cell office:value-type="string">
            <text:p>Technik</text:p>
          </table:table-cell>
          <table:table-cell office:value-type="string">
            <text:p>Das mulmige Gefühl ist weg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6 </text:p>
          </table:table-cell>
          <table:table-cell office:value-type="string">
            <text:p>Biologie</text:p>
          </table:table-cell>
          <table:table-cell office:value-type="string">
            <text:p>Plötzlich fehlen die Mensch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6 </text:p>
          </table:table-cell>
          <table:table-cell office:value-type="string">
            <text:p>Medizin</text:p>
          </table:table-cell>
          <table:table-cell office:value-type="string">
            <text:p>Die Sprache des Körpers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6 </text:p>
          </table:table-cell>
          <table:table-cell office:value-type="string">
            <text:p>Biologie</text:p>
          </table:table-cell>
          <table:table-cell office:value-type="string">
            <text:p>Die Tränen der Waldfe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6 </text:p>
          </table:table-cell>
          <table:table-cell office:value-type="string">
            <text:p>Klima</text:p>
          </table:table-cell>
          <table:table-cell office:value-type="string">
            <text:p>Der steile Weg zu null Emissionen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7-06 </text:p>
          </table:table-cell>
          <table:table-cell office:value-type="string">
            <text:p>Klima</text:p>
          </table:table-cell>
          <table:table-cell office:value-type="string">
            <text:p>Klimawandel und Klimaschutz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7-06 </text:p>
          </table:table-cell>
          <table:table-cell office:value-type="string">
            <text:p>Klima</text:p>
          </table:table-cell>
          <table:table-cell office:value-type="string">
            <text:p>Operation Klima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7-06 </text:p>
          </table:table-cell>
          <table:table-cell office:value-type="string">
            <text:p>Klima</text:p>
          </table:table-cell>
          <table:table-cell office:value-type="string">
            <text:p>Es bewegt sich doch etwas 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7-06 </text:p>
          </table:table-cell>
          <table:table-cell office:value-type="string">
            <text:p>Astronomie</text:p>
          </table:table-cell>
          <table:table-cell office:value-type="string">
            <text:p>Superman und die heißen Zwerg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6 </text:p>
          </table:table-cell>
          <table:table-cell office:value-type="string">
            <text:p>Psychologie</text:p>
          </table:table-cell>
          <table:table-cell office:value-type="string">
            <text:p>Die besseren Argument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6 </text:p>
          </table:table-cell>
          <table:table-cell office:value-type="string">
            <text:p>Archälogie</text:p>
          </table:table-cell>
          <table:table-cell office:value-type="string">
            <text:p>Erste Hilfe für Kunstschätz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6 </text:p>
          </table:table-cell>
          <table:table-cell office:value-type="string">
            <text:p>Psychologie</text:p>
          </table:table-cell>
          <table:table-cell office:value-type="string">
            <text:p>Krank im Kopf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6 </text:p>
          </table:table-cell>
          <table:table-cell office:value-type="string">
            <text:p>Technik</text:p>
          </table:table-cell>
          <table:table-cell office:value-type="string">
            <text:p>Ein Stromer für jederman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6 </text:p>
          </table:table-cell>
          <table:table-cell office:value-type="string">
            <text:p>Technik</text:p>
          </table:table-cell>
          <table:table-cell office:value-type="string">
            <text:p>100 Postler hatten einen Riesenspaß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6 </text:p>
          </table:table-cell>
          <table:table-cell office:value-type="string">
            <text:p>Physik</text:p>
          </table:table-cell>
          <table:table-cell office:value-type="string">
            <text:p>Buntes aus der Nanowelt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6 </text:p>
          </table:table-cell>
          <table:table-cell office:value-type="string">
            <text:p>Technik</text:p>
          </table:table-cell>
          <table:table-cell office:value-type="string">
            <text:p>Schön, aber wirkungslos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7</text:p>
          </table:table-cell>
          <table:table-cell office:value-type="string">
            <text:p>Biologie</text:p>
          </table:table-cell>
          <table:table-cell office:value-type="string">
            <text:p>Ein ziemlich perfekter Körper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7</text:p>
          </table:table-cell>
          <table:table-cell office:value-type="string">
            <text:p>Medizin</text:p>
          </table:table-cell>
          <table:table-cell office:value-type="string">
            <text:p>Eisige Rettung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7</text:p>
          </table:table-cell>
          <table:table-cell office:value-type="string">
            <text:p>Biologie</text:p>
          </table:table-cell>
          <table:table-cell office:value-type="string">
            <text:p>Grünzeug für die Bodenwäsch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7</text:p>
          </table:table-cell>
          <table:table-cell office:value-type="string">
            <text:p>Astronomie</text:p>
          </table:table-cell>
          <table:table-cell office:value-type="string">
            <text:p>Die neue Großfahndung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7-07</text:p>
          </table:table-cell>
          <table:table-cell office:value-type="string">
            <text:p>Soziologie</text:p>
          </table:table-cell>
          <table:table-cell office:value-type="string">
            <text:p>Die sozialen Folgen wären verheerend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7-07</text:p>
          </table:table-cell>
          <table:table-cell office:value-type="string">
            <text:p>Soziologie</text:p>
          </table:table-cell>
          <table:table-cell office:value-type="string">
            <text:p>Die Deutschen und die Außerirdischen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7-07</text:p>
          </table:table-cell>
          <table:table-cell office:value-type="string">
            <text:p>Physik</text:p>
          </table:table-cell>
          <table:table-cell office:value-type="string">
            <text:p>Spannung für Jahrmillion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7</text:p>
          </table:table-cell>
          <table:table-cell office:value-type="string">
            <text:p>Archälogie</text:p>
          </table:table-cell>
          <table:table-cell office:value-type="string">
            <text:p>Teotihuacan – die Stadt der Rätsel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7</text:p>
          </table:table-cell>
          <table:table-cell office:value-type="string">
            <text:p>Soziologie</text:p>
          </table:table-cell>
          <table:table-cell office:value-type="string">
            <text:p>Die Leere der Populist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7</text:p>
          </table:table-cell>
          <table:table-cell office:value-type="string">
            <text:p>Soziologie</text:p>
          </table:table-cell>
          <table:table-cell office:value-type="string">
            <text:p>Früh die Weichen stell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7</text:p>
          </table:table-cell>
          <table:table-cell office:value-type="string">
            <text:p>Technik</text:p>
          </table:table-cell>
          <table:table-cell office:value-type="string">
            <text:p>Galileo geht auf Sendung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7</text:p>
          </table:table-cell>
          <table:table-cell office:value-type="string">
            <text:p>Technik</text:p>
          </table:table-cell>
          <table:table-cell office:value-type="string">
            <text:p>Die Weltvermesser von Wettzeil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7</text:p>
          </table:table-cell>
          <table:table-cell office:value-type="string">
            <text:p>Chemie</text:p>
          </table:table-cell>
          <table:table-cell office:value-type="string">
            <text:p>Der Bioaufschlag ist ein großes Problem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8</text:p>
          </table:table-cell>
          <table:table-cell office:value-type="string">
            <text:p>Biologie</text:p>
          </table:table-cell>
          <table:table-cell office:value-type="string">
            <text:p>Das kleine pelzige Wunder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8</text:p>
          </table:table-cell>
          <table:table-cell office:value-type="string">
            <text:p>Medizin</text:p>
          </table:table-cell>
          <table:table-cell office:value-type="string">
            <text:p>Silberstreifen am Horizont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8</text:p>
          </table:table-cell>
          <table:table-cell office:value-type="string">
            <text:p>Paläontologie</text:p>
          </table:table-cell>
          <table:table-cell office:value-type="string">
            <text:p>Rostige Spur zum ersten Leb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8</text:p>
          </table:table-cell>
          <table:table-cell office:value-type="string">
            <text:p>Technik</text:p>
          </table:table-cell>
          <table:table-cell office:value-type="string">
            <text:p>Der schlummernde Schatz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7-08</text:p>
          </table:table-cell>
          <table:table-cell office:value-type="string">
            <text:p>Umwelt</text:p>
          </table:table-cell>
          <table:table-cell office:value-type="string">
            <text:p>Ostsee in der Kohlegrub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7-08</text:p>
          </table:table-cell>
          <table:table-cell office:value-type="string">
            <text:p>Technik</text:p>
          </table:table-cell>
          <table:table-cell office:value-type="string">
            <text:p>Schürfen im Müll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7-08</text:p>
          </table:table-cell>
          <table:table-cell office:value-type="string">
            <text:p>Astronomie</text:p>
          </table:table-cell>
          <table:table-cell office:value-type="string">
            <text:p>Das dritte Signal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8</text:p>
          </table:table-cell>
          <table:table-cell office:value-type="string">
            <text:p>Physik</text:p>
          </table:table-cell>
          <table:table-cell office:value-type="string">
            <text:p>Kristalle der Zeit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8</text:p>
          </table:table-cell>
          <table:table-cell office:value-type="string">
            <text:p>Archälogie</text:p>
          </table:table-cell>
          <table:table-cell office:value-type="string">
            <text:p>Das Kreuz in der Stepp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8</text:p>
          </table:table-cell>
          <table:table-cell office:value-type="string">
            <text:p>Soziologie</text:p>
          </table:table-cell>
          <table:table-cell office:value-type="string">
            <text:p>Armes Deutschlan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8</text:p>
          </table:table-cell>
          <table:table-cell office:value-type="string">
            <text:p>Technik</text:p>
          </table:table-cell>
          <table:table-cell office:value-type="string">
            <text:p>Ein waghalsiges Experiment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8</text:p>
          </table:table-cell>
          <table:table-cell office:value-type="string">
            <text:p>Technik</text:p>
          </table:table-cell>
          <table:table-cell office:value-type="string">
            <text:p>Mit der Drohne ins Inferno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8</text:p>
          </table:table-cell>
          <table:table-cell office:value-type="string">
            <text:p>Technik</text:p>
          </table:table-cell>
          <table:table-cell office:value-type="string">
            <text:p>Wächter über dem Wal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9</text:p>
          </table:table-cell>
          <table:table-cell office:value-type="string">
            <text:p>Technik</text:p>
          </table:table-cell>
          <table:table-cell office:value-type="string">
            <text:p>Die Zukunft des Fliegens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7-09</text:p>
          </table:table-cell>
          <table:table-cell office:value-type="string">
            <text:p>Technik</text:p>
          </table:table-cell>
          <table:table-cell office:value-type="string">
            <text:p>Renaissance der Riesenzigarren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7-09</text:p>
          </table:table-cell>
          <table:table-cell office:value-type="string">
            <text:p>Astronomie</text:p>
          </table:table-cell>
          <table:table-cell office:value-type="string">
            <text:p>Cassinis großes Final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9</text:p>
          </table:table-cell>
          <table:table-cell office:value-type="string">
            <text:p>Astronomie</text:p>
          </table:table-cell>
          <table:table-cell office:value-type="string">
            <text:p>Exoplanet Erd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9</text:p>
          </table:table-cell>
          <table:table-cell office:value-type="string">
            <text:p>Astronomie</text:p>
          </table:table-cell>
          <table:table-cell office:value-type="string">
            <text:p>Planetenschwemme im Schwa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9</text:p>
          </table:table-cell>
          <table:table-cell office:value-type="string">
            <text:p>Archälogie</text:p>
          </table:table-cell>
          <table:table-cell office:value-type="string">
            <text:p>Echo aus der Steinzeit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9</text:p>
          </table:table-cell>
          <table:table-cell office:value-type="string">
            <text:p>Soziologie</text:p>
          </table:table-cell>
          <table:table-cell office:value-type="string">
            <text:p>Gottergebene Hühnch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9</text:p>
          </table:table-cell>
          <table:table-cell office:value-type="string">
            <text:p>Psychologie</text:p>
          </table:table-cell>
          <table:table-cell office:value-type="string">
            <text:p>Gefährliche Empathi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7-09</text:p>
          </table:table-cell>
          <table:table-cell office:value-type="string">
            <text:p>Soziologie</text:p>
          </table:table-cell>
          <table:table-cell office:value-type="string">
            <text:p>Die Lust am Schrecken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7-09</text:p>
          </table:table-cell>
          <table:table-cell office:value-type="string">
            <text:p>Technik</text:p>
          </table:table-cell>
          <table:table-cell office:value-type="string">
            <text:p>Handfester Fortschritt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9</text:p>
          </table:table-cell>
          <table:table-cell office:value-type="string">
            <text:p>Biologie</text:p>
          </table:table-cell>
          <table:table-cell office:value-type="string">
            <text:p>Der Kampf um die letzten Kük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09</text:p>
          </table:table-cell>
          <table:table-cell office:value-type="string">
            <text:p>Biologie</text:p>
          </table:table-cell>
          <table:table-cell office:value-type="string">
            <text:p>Die Gefahr im Gart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10</text:p>
          </table:table-cell>
          <table:table-cell office:value-type="string">
            <text:p>Biologie</text:p>
          </table:table-cell>
          <table:table-cell office:value-type="string">
            <text:p>Das Geheimnis der Veteran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10</text:p>
          </table:table-cell>
          <table:table-cell office:value-type="string">
            <text:p>Medizin</text:p>
          </table:table-cell>
          <table:table-cell office:value-type="string">
            <text:p>Zwei Fliegen mit einer Klapp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10</text:p>
          </table:table-cell>
          <table:table-cell office:value-type="string">
            <text:p>Biologie</text:p>
          </table:table-cell>
          <table:table-cell office:value-type="string">
            <text:p>Die Popstars der Wissenschaft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10</text:p>
          </table:table-cell>
          <table:table-cell office:value-type="string">
            <text:p>Astronomie</text:p>
          </table:table-cell>
          <table:table-cell office:value-type="string">
            <text:p>Der Herr der Stürm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10</text:p>
          </table:table-cell>
          <table:table-cell office:value-type="string">
            <text:p>Geologie</text:p>
          </table:table-cell>
          <table:table-cell office:value-type="string">
            <text:p>Das große Schwapp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10</text:p>
          </table:table-cell>
          <table:table-cell office:value-type="string">
            <text:p>Psychologie</text:p>
          </table:table-cell>
          <table:table-cell office:value-type="string">
            <text:p>Wie Motivation erwacht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7-10</text:p>
          </table:table-cell>
          <table:table-cell office:value-type="string">
            <text:p>Psychologie</text:p>
          </table:table-cell>
          <table:table-cell office:value-type="string">
            <text:p>Wir sind alle kleine Aufschieber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7-10</text:p>
          </table:table-cell>
          <table:table-cell office:value-type="string">
            <text:p>Psychologie</text:p>
          </table:table-cell>
          <table:table-cell office:value-type="string">
            <text:p>Heraus aus dem Loch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7-10</text:p>
          </table:table-cell>
          <table:table-cell office:value-type="string">
            <text:p>Allgemein</text:p>
          </table:table-cell>
          <table:table-cell office:value-type="string">
            <text:p>Zeit für das Unglaublich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10</text:p>
          </table:table-cell>
          <table:table-cell office:value-type="string">
            <text:p>Technik</text:p>
          </table:table-cell>
          <table:table-cell office:value-type="string">
            <text:p>Träume aus Holz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10</text:p>
          </table:table-cell>
          <table:table-cell office:value-type="string">
            <text:p>Technik</text:p>
          </table:table-cell>
          <table:table-cell office:value-type="string">
            <text:p>Aufgespürt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10</text:p>
          </table:table-cell>
          <table:table-cell office:value-type="string">
            <text:p>Technik</text:p>
          </table:table-cell>
          <table:table-cell office:value-type="string">
            <text:p>Darwins Haltestell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11</text:p>
          </table:table-cell>
          <table:table-cell office:value-type="string">
            <text:p>Astronomie</text:p>
          </table:table-cell>
          <table:table-cell office:value-type="string">
            <text:p>Auf der Suche nach dem Rand der Welt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7-11</text:p>
          </table:table-cell>
          <table:table-cell office:value-type="string">
            <text:p>Astronomie</text:p>
          </table:table-cell>
          <table:table-cell office:value-type="string">
            <text:p>Raumzeit-Risse, Extradimensionen und der Kollaps der Naturgesetz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7-11</text:p>
          </table:table-cell>
          <table:table-cell office:value-type="string">
            <text:p>Astronomie</text:p>
          </table:table-cell>
          <table:table-cell office:value-type="string">
            <text:p>Der Horizont unseres Universums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7-11</text:p>
          </table:table-cell>
          <table:table-cell office:value-type="string">
            <text:p>Astronomie</text:p>
          </table:table-cell>
          <table:table-cell office:value-type="string">
            <text:p>Nackte Provokationen und kosmische Zensur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7-11</text:p>
          </table:table-cell>
          <table:table-cell office:value-type="string">
            <text:p>Medizin</text:p>
          </table:table-cell>
          <table:table-cell office:value-type="string">
            <text:p>Mit Turbo gegen die Depressio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11</text:p>
          </table:table-cell>
          <table:table-cell office:value-type="string">
            <text:p>Medizin</text:p>
          </table:table-cell>
          <table:table-cell office:value-type="string">
            <text:p>Das gute Fett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11</text:p>
          </table:table-cell>
          <table:table-cell office:value-type="string">
            <text:p>Biologie</text:p>
          </table:table-cell>
          <table:table-cell office:value-type="string">
            <text:p>Liebling, ich habe mein Hirn geschrumpft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11</text:p>
          </table:table-cell>
          <table:table-cell office:value-type="string">
            <text:p>Technik</text:p>
          </table:table-cell>
          <table:table-cell office:value-type="string">
            <text:p>Warum der Diesel Zukunft hat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11</text:p>
          </table:table-cell>
          <table:table-cell office:value-type="string">
            <text:p>Technik</text:p>
          </table:table-cell>
          <table:table-cell office:value-type="string">
            <text:p>So einfach ist das nicht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11</text:p>
          </table:table-cell>
          <table:table-cell office:value-type="string">
            <text:p>Chemie</text:p>
          </table:table-cell>
          <table:table-cell office:value-type="string">
            <text:p>Der Griff zum Heiligen Gral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11</text:p>
          </table:table-cell>
          <table:table-cell office:value-type="string">
            <text:p>Psychologie</text:p>
          </table:table-cell>
          <table:table-cell office:value-type="string">
            <text:p>Wie unser Steinzeit-Gehirn entscheidet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11</text:p>
          </table:table-cell>
          <table:table-cell office:value-type="string">
            <text:p>Informatik</text:p>
          </table:table-cell>
          <table:table-cell office:value-type="string">
            <text:p>Rosenblatt der Schriftenknacker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11</text:p>
          </table:table-cell>
          <table:table-cell office:value-type="string">
            <text:p>Soziologie</text:p>
          </table:table-cell>
          <table:table-cell office:value-type="string">
            <text:p>Vernetzte Menschen und Maschin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12</text:p>
          </table:table-cell>
          <table:table-cell office:value-type="string">
            <text:p>Anthropologie</text:p>
          </table:table-cell>
          <table:table-cell office:value-type="string">
            <text:p>Es rauscht im Stammbusch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7-12</text:p>
          </table:table-cell>
          <table:table-cell office:value-type="string">
            <text:p>Anthropologie</text:p>
          </table:table-cell>
          <table:table-cell office:value-type="string">
            <text:p>Das Mosaik der Menschenartigen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7-12</text:p>
          </table:table-cell>
          <table:table-cell office:value-type="string">
            <text:p>Anthropologie</text:p>
          </table:table-cell>
          <table:table-cell office:value-type="string">
            <text:p>Geschöpfe des Feuers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7-12</text:p>
          </table:table-cell>
          <table:table-cell office:value-type="string">
            <text:p>Technik</text:p>
          </table:table-cell>
          <table:table-cell office:value-type="string">
            <text:p>Technik to go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12</text:p>
          </table:table-cell>
          <table:table-cell office:value-type="string">
            <text:p>Technik</text:p>
          </table:table-cell>
          <table:table-cell office:value-type="string">
            <text:p>Nabelschnur nach Norden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7-12</text:p>
          </table:table-cell>
          <table:table-cell office:value-type="string">
            <text:p>Technik</text:p>
          </table:table-cell>
          <table:table-cell office:value-type="string">
            <text:p>Strom im Berg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7-12</text:p>
          </table:table-cell>
          <table:table-cell office:value-type="string">
            <text:p>Astronomie</text:p>
          </table:table-cell>
          <table:table-cell office:value-type="string">
            <text:p>Sonnig mit Aussicht auf Fleck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12</text:p>
          </table:table-cell>
          <table:table-cell office:value-type="string">
            <text:p>Astronomie</text:p>
          </table:table-cell>
          <table:table-cell office:value-type="string">
            <text:p>Der ferne Doppelplanet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12</text:p>
          </table:table-cell>
          <table:table-cell office:value-type="string">
            <text:p>Medizin</text:p>
          </table:table-cell>
          <table:table-cell office:value-type="string">
            <text:p>Der goldene Schnitt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12</text:p>
          </table:table-cell>
          <table:table-cell office:value-type="string">
            <text:p>Medizin</text:p>
          </table:table-cell>
          <table:table-cell office:value-type="string">
            <text:p>Eine Geburt ist keine Krankheit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7-12</text:p>
          </table:table-cell>
          <table:table-cell office:value-type="string">
            <text:p>Biologie</text:p>
          </table:table-cell>
          <table:table-cell office:value-type="string">
            <text:p>Ich sehe was, was du nicht siehst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1</text:p>
          </table:table-cell>
          <table:table-cell office:value-type="string">
            <text:p>Umwelt</text:p>
          </table:table-cell>
          <table:table-cell office:value-type="string">
            <text:p>Das rote Gold des Regenwaldes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1</text:p>
          </table:table-cell>
          <table:table-cell office:value-type="string">
            <text:p>Medizin</text:p>
          </table:table-cell>
          <table:table-cell office:value-type="string">
            <text:p>Ein Schirm fürs Herz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1</text:p>
          </table:table-cell>
          <table:table-cell office:value-type="string">
            <text:p>Umwelt</text:p>
          </table:table-cell>
          <table:table-cell office:value-type="string">
            <text:p>Stress im Meer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1</text:p>
          </table:table-cell>
          <table:table-cell office:value-type="string">
            <text:p>Astronomie</text:p>
          </table:table-cell>
          <table:table-cell office:value-type="string">
            <text:p>Das Karussell des Universums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01</text:p>
          </table:table-cell>
          <table:table-cell office:value-type="string">
            <text:p>Astronomie</text:p>
          </table:table-cell>
          <table:table-cell office:value-type="string">
            <text:p>Der dunkle Fluss im Weltall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01</text:p>
          </table:table-cell>
          <table:table-cell office:value-type="string">
            <text:p>Chemie</text:p>
          </table:table-cell>
          <table:table-cell office:value-type="string">
            <text:p>S1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1</text:p>
          </table:table-cell>
          <table:table-cell office:value-type="string">
            <text:p>Astronomie</text:p>
          </table:table-cell>
          <table:table-cell office:value-type="string">
            <text:p>Plutos Comeback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1</text:p>
          </table:table-cell>
          <table:table-cell office:value-type="string">
            <text:p>Archälogie</text:p>
          </table:table-cell>
          <table:table-cell office:value-type="string">
            <text:p>Der wankende Drach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1</text:p>
          </table:table-cell>
          <table:table-cell office:value-type="string">
            <text:p>Psychologie</text:p>
          </table:table-cell>
          <table:table-cell office:value-type="string">
            <text:p>Was macht der Molekularpsychologe Christian Montag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1</text:p>
          </table:table-cell>
          <table:table-cell office:value-type="string">
            <text:p>Allgemein</text:p>
          </table:table-cell>
          <table:table-cell office:value-type="string">
            <text:p>Deutschland sucht den Superforscher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1</text:p>
          </table:table-cell>
          <table:table-cell office:value-type="string">
            <text:p>Technik</text:p>
          </table:table-cell>
          <table:table-cell office:value-type="string">
            <text:p>Mit dem Navi durch den Aldi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1</text:p>
          </table:table-cell>
          <table:table-cell office:value-type="string">
            <text:p>Technik</text:p>
          </table:table-cell>
          <table:table-cell office:value-type="string">
            <text:p>Kernfusion am End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2</text:p>
          </table:table-cell>
          <table:table-cell office:value-type="string">
            <text:p>Biologie</text:p>
          </table:table-cell>
          <table:table-cell office:value-type="string">
            <text:p>Was macht eigentlich der Käferforscher Alexander Riedel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2</text:p>
          </table:table-cell>
          <table:table-cell office:value-type="string">
            <text:p>Biologie</text:p>
          </table:table-cell>
          <table:table-cell office:value-type="string">
            <text:p>Geerbte Angst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2</text:p>
          </table:table-cell>
          <table:table-cell office:value-type="string">
            <text:p>Biologie</text:p>
          </table:table-cell>
          <table:table-cell office:value-type="string">
            <text:p>Fremdgesteuert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2</text:p>
          </table:table-cell>
          <table:table-cell office:value-type="string">
            <text:p>Astronomie</text:p>
          </table:table-cell>
          <table:table-cell office:value-type="string">
            <text:p>Salz in der Lebenssupp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2</text:p>
          </table:table-cell>
          <table:table-cell office:value-type="string">
            <text:p>Astronomie</text:p>
          </table:table-cell>
          <table:table-cell office:value-type="string">
            <text:p>Gute Nachrichten für Marsianer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2</text:p>
          </table:table-cell>
          <table:table-cell office:value-type="string">
            <text:p>Physik</text:p>
          </table:table-cell>
          <table:table-cell office:value-type="string">
            <text:p>Neutrinos aus Monstergalaxi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2</text:p>
          </table:table-cell>
          <table:table-cell office:value-type="string">
            <text:p>Astronomie</text:p>
          </table:table-cell>
          <table:table-cell office:value-type="string">
            <text:p>Spuren aus der Urzeit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2</text:p>
          </table:table-cell>
          <table:table-cell office:value-type="string">
            <text:p>Psychologie</text:p>
          </table:table-cell>
          <table:table-cell office:value-type="string">
            <text:p>Die besten Strategien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02</text:p>
          </table:table-cell>
          <table:table-cell office:value-type="string">
            <text:p>Biologie</text:p>
          </table:table-cell>
          <table:table-cell office:value-type="string">
            <text:p>Schlau dank Stift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02</text:p>
          </table:table-cell>
          <table:table-cell office:value-type="string">
            <text:p>Allgemein</text:p>
          </table:table-cell>
          <table:table-cell office:value-type="string">
            <text:p>Anfassen ist Programm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02</text:p>
          </table:table-cell>
          <table:table-cell office:value-type="string">
            <text:p>Architektur</text:p>
          </table:table-cell>
          <table:table-cell office:value-type="string">
            <text:p>Ein Himmel voller Punktwollk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2</text:p>
          </table:table-cell>
          <table:table-cell office:value-type="string">
            <text:p>Technik</text:p>
          </table:table-cell>
          <table:table-cell office:value-type="string">
            <text:p>Pumpen für die Energiewend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02</text:p>
          </table:table-cell>
          <table:table-cell office:value-type="string">
            <text:p>Technik</text:p>
          </table:table-cell>
          <table:table-cell office:value-type="string">
            <text:p>Das Stromnetz ist stabiler als vor 10 Jahren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03</text:p>
          </table:table-cell>
          <table:table-cell office:value-type="string">
            <text:p>Biologie</text:p>
          </table:table-cell>
          <table:table-cell office:value-type="string">
            <text:p>Der Mensch im Schwein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03</text:p>
          </table:table-cell>
          <table:table-cell office:value-type="string">
            <text:p>Biologie</text:p>
          </table:table-cell>
          <table:table-cell office:value-type="string">
            <text:p>Klug, aber ganz schön schweinisch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03</text:p>
          </table:table-cell>
          <table:table-cell office:value-type="string">
            <text:p>Biologie</text:p>
          </table:table-cell>
          <table:table-cell office:value-type="string">
            <text:p>Tiere fühlen wie wir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03</text:p>
          </table:table-cell>
          <table:table-cell office:value-type="string">
            <text:p>Medizin</text:p>
          </table:table-cell>
          <table:table-cell office:value-type="string">
            <text:p>Gentherapie endlich erfolgreich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3</text:p>
          </table:table-cell>
          <table:table-cell office:value-type="string">
            <text:p>Medizin</text:p>
          </table:table-cell>
          <table:table-cell office:value-type="string">
            <text:p>Früh erkannt – Gefahr gebannt?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3</text:p>
          </table:table-cell>
          <table:table-cell office:value-type="string">
            <text:p>Astronomie</text:p>
          </table:table-cell>
          <table:table-cell office:value-type="string">
            <text:p>Zwergplanet Ceres ganz nah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3</text:p>
          </table:table-cell>
          <table:table-cell office:value-type="string">
            <text:p>Astronomie</text:p>
          </table:table-cell>
          <table:table-cell office:value-type="string">
            <text:p>Einsteins Uhr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3</text:p>
          </table:table-cell>
          <table:table-cell office:value-type="string">
            <text:p>Astronomie</text:p>
          </table:table-cell>
          <table:table-cell office:value-type="string">
            <text:p>Gefahrenherd 47 Tucana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3</text:p>
          </table:table-cell>
          <table:table-cell office:value-type="string">
            <text:p>Soziologie</text:p>
          </table:table-cell>
          <table:table-cell office:value-type="string">
            <text:p>Die Deutschen schaffen das!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03</text:p>
          </table:table-cell>
          <table:table-cell office:value-type="string">
            <text:p>Soziologie</text:p>
          </table:table-cell>
          <table:table-cell office:value-type="string">
            <text:p>Auf der Suche nach einer Chanc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03</text:p>
          </table:table-cell>
          <table:table-cell office:value-type="string">
            <text:p>Allgemein</text:p>
          </table:table-cell>
          <table:table-cell office:value-type="string">
            <text:p>Das Schweizer Patentrezept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3</text:p>
          </table:table-cell>
          <table:table-cell office:value-type="string">
            <text:p>Technik</text:p>
          </table:table-cell>
          <table:table-cell office:value-type="string">
            <text:p>Rohstoffe aus stinkendem Müll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3</text:p>
          </table:table-cell>
          <table:table-cell office:value-type="string">
            <text:p>Technik</text:p>
          </table:table-cell>
          <table:table-cell office:value-type="string">
            <text:p>Wespenstachel hilft bei Hüft-OP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4</text:p>
          </table:table-cell>
          <table:table-cell office:value-type="string">
            <text:p>Biologie</text:p>
          </table:table-cell>
          <table:table-cell office:value-type="string">
            <text:p>Moby Klick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4</text:p>
          </table:table-cell>
          <table:table-cell office:value-type="string">
            <text:p>Medizin</text:p>
          </table:table-cell>
          <table:table-cell office:value-type="string">
            <text:p>Licht für die Sicht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4</text:p>
          </table:table-cell>
          <table:table-cell office:value-type="string">
            <text:p>Astronomie</text:p>
          </table:table-cell>
          <table:table-cell office:value-type="string">
            <text:p>Die Entdeckung der Gravitationswellen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04</text:p>
          </table:table-cell>
          <table:table-cell office:value-type="string">
            <text:p>Astronomie</text:p>
          </table:table-cell>
          <table:table-cell office:value-type="string">
            <text:p>Die Botschaft der schwarzen Löcher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04</text:p>
          </table:table-cell>
          <table:table-cell office:value-type="string">
            <text:p>Astronomie</text:p>
          </table:table-cell>
          <table:table-cell office:value-type="string">
            <text:p>Einstein und die schwingende Raumzeit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04</text:p>
          </table:table-cell>
          <table:table-cell office:value-type="string">
            <text:p>Soziologie</text:p>
          </table:table-cell>
          <table:table-cell office:value-type="string">
            <text:p>Der kleine Unterschied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04</text:p>
          </table:table-cell>
          <table:table-cell office:value-type="string">
            <text:p>Anthropologie</text:p>
          </table:table-cell>
          <table:table-cell office:value-type="string">
            <text:p>Das gleiche Geschlecht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04</text:p>
          </table:table-cell>
          <table:table-cell office:value-type="string">
            <text:p>Archälogie</text:p>
          </table:table-cell>
          <table:table-cell office:value-type="string">
            <text:p>Das spanische Troja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4</text:p>
          </table:table-cell>
          <table:table-cell office:value-type="string">
            <text:p>Allgemein</text:p>
          </table:table-cell>
          <table:table-cell office:value-type="string">
            <text:p>Das schweizer Patentrezept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4</text:p>
          </table:table-cell>
          <table:table-cell office:value-type="string">
            <text:p>Technik</text:p>
          </table:table-cell>
          <table:table-cell office:value-type="string">
            <text:p>Der schmutzige Musterknab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4</text:p>
          </table:table-cell>
          <table:table-cell office:value-type="string">
            <text:p>Allgemein</text:p>
          </table:table-cell>
          <table:table-cell office:value-type="string">
            <text:p>Bei den Chinesen ist Deutschland am beliebtest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4</text:p>
          </table:table-cell>
          <table:table-cell office:value-type="string">
            <text:p>Soziologie</text:p>
          </table:table-cell>
          <table:table-cell office:value-type="string">
            <text:p>Der Clip des Lebens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4</text:p>
          </table:table-cell>
          <table:table-cell office:value-type="string">
            <text:p>Umwelt</text:p>
          </table:table-cell>
          <table:table-cell office:value-type="string">
            <text:p>Das Rätsel vom Müll im Meer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5</text:p>
          </table:table-cell>
          <table:table-cell office:value-type="string">
            <text:p>Medizin</text:p>
          </table:table-cell>
          <table:table-cell office:value-type="string">
            <text:p>Leben mit der neuen Nier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5</text:p>
          </table:table-cell>
          <table:table-cell office:value-type="string">
            <text:p>Medizin</text:p>
          </table:table-cell>
          <table:table-cell office:value-type="string">
            <text:p>Risiken und Nebenwirkung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5</text:p>
          </table:table-cell>
          <table:table-cell office:value-type="string">
            <text:p>Medizin</text:p>
          </table:table-cell>
          <table:table-cell office:value-type="string">
            <text:p>Gewappnet für die Seuch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5</text:p>
          </table:table-cell>
          <table:table-cell office:value-type="string">
            <text:p>Medizin</text:p>
          </table:table-cell>
          <table:table-cell office:value-type="string">
            <text:p>Operation Lebensrettung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5</text:p>
          </table:table-cell>
          <table:table-cell office:value-type="string">
            <text:p>Astronomie</text:p>
          </table:table-cell>
          <table:table-cell office:value-type="string">
            <text:p>Supernova, Sternenwind und radioaktive Spur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5</text:p>
          </table:table-cell>
          <table:table-cell office:value-type="string">
            <text:p>Astronomie</text:p>
          </table:table-cell>
          <table:table-cell office:value-type="string">
            <text:p>Ein Neuer im Sonnensystem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5</text:p>
          </table:table-cell>
          <table:table-cell office:value-type="string">
            <text:p>Mathematik</text:p>
          </table:table-cell>
          <table:table-cell office:value-type="string">
            <text:p>Pizza für Mathematiker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5</text:p>
          </table:table-cell>
          <table:table-cell office:value-type="string">
            <text:p>Informatik</text:p>
          </table:table-cell>
          <table:table-cell office:value-type="string">
            <text:p>Computer schlägt Weltmeister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5</text:p>
          </table:table-cell>
          <table:table-cell office:value-type="string">
            <text:p>Anthropologie</text:p>
          </table:table-cell>
          <table:table-cell office:value-type="string">
            <text:p>Gemetzel im Genom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05</text:p>
          </table:table-cell>
          <table:table-cell office:value-type="string">
            <text:p>Anthropologie</text:p>
          </table:table-cell>
          <table:table-cell office:value-type="string">
            <text:p>Auf verschlungenen Pfaden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05</text:p>
          </table:table-cell>
          <table:table-cell office:value-type="string">
            <text:p>Anthropologie</text:p>
          </table:table-cell>
          <table:table-cell office:value-type="string">
            <text:p>Verschleppt, vergewaltigt, versklavt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05</text:p>
          </table:table-cell>
          <table:table-cell office:value-type="string">
            <text:p>Archälogie</text:p>
          </table:table-cell>
          <table:table-cell office:value-type="string">
            <text:p>Sturm und Schmelzwasser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5</text:p>
          </table:table-cell>
          <table:table-cell office:value-type="string">
            <text:p>Soziologie</text:p>
          </table:table-cell>
          <table:table-cell office:value-type="string">
            <text:p>Wenn der Staat mordet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5</text:p>
          </table:table-cell>
          <table:table-cell office:value-type="string">
            <text:p>Technik</text:p>
          </table:table-cell>
          <table:table-cell office:value-type="string">
            <text:p>Sauber zur Se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5</text:p>
          </table:table-cell>
          <table:table-cell office:value-type="string">
            <text:p>Technik</text:p>
          </table:table-cell>
          <table:table-cell office:value-type="string">
            <text:p>Sanfte Stubser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6</text:p>
          </table:table-cell>
          <table:table-cell office:value-type="string">
            <text:p>Medizin</text:p>
          </table:table-cell>
          <table:table-cell office:value-type="string">
            <text:p>Besser schlafen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06</text:p>
          </table:table-cell>
          <table:table-cell office:value-type="string">
            <text:p>Medizin</text:p>
          </table:table-cell>
          <table:table-cell office:value-type="string">
            <text:p>Traumlesen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06</text:p>
          </table:table-cell>
          <table:table-cell office:value-type="string">
            <text:p>Medizin</text:p>
          </table:table-cell>
          <table:table-cell office:value-type="string">
            <text:p>Schlafstörungen sollte man früh gegensteuern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06</text:p>
          </table:table-cell>
          <table:table-cell office:value-type="string">
            <text:p>Astronomie</text:p>
          </table:table-cell>
          <table:table-cell office:value-type="string">
            <text:p>Segeltörn im Weltraum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6</text:p>
          </table:table-cell>
          <table:table-cell office:value-type="string">
            <text:p>Astronomie</text:p>
          </table:table-cell>
          <table:table-cell office:value-type="string">
            <text:p>Ein Herz aus Metall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6</text:p>
          </table:table-cell>
          <table:table-cell office:value-type="string">
            <text:p>Allgemein</text:p>
          </table:table-cell>
          <table:table-cell office:value-type="string">
            <text:p>Die Notwendigkeit des Zufall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6</text:p>
          </table:table-cell>
          <table:table-cell office:value-type="string">
            <text:p>Archälogie</text:p>
          </table:table-cell>
          <table:table-cell office:value-type="string">
            <text:p>Schöne neue Antik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6</text:p>
          </table:table-cell>
          <table:table-cell office:value-type="string">
            <text:p>Medizin</text:p>
          </table:table-cell>
          <table:table-cell office:value-type="string">
            <text:p>Der Impf-Krieg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6</text:p>
          </table:table-cell>
          <table:table-cell office:value-type="string">
            <text:p>Archälogie</text:p>
          </table:table-cell>
          <table:table-cell office:value-type="string">
            <text:p>Mumien statt Brief und Siegel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6</text:p>
          </table:table-cell>
          <table:table-cell office:value-type="string">
            <text:p>Psychologie</text:p>
          </table:table-cell>
          <table:table-cell office:value-type="string">
            <text:p>Unhöflichkeit steckt a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6</text:p>
          </table:table-cell>
          <table:table-cell office:value-type="string">
            <text:p>Technik</text:p>
          </table:table-cell>
          <table:table-cell office:value-type="string">
            <text:p>Die Meistermacher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6</text:p>
          </table:table-cell>
          <table:table-cell office:value-type="string">
            <text:p>Soziologie</text:p>
          </table:table-cell>
          <table:table-cell office:value-type="string">
            <text:p>Wir Wissenschaftler sollten auf den Mittelstand zugeh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7</text:p>
          </table:table-cell>
          <table:table-cell office:value-type="string">
            <text:p>Technik</text:p>
          </table:table-cell>
          <table:table-cell office:value-type="string">
            <text:p>Jäger des virtuellen Lichts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7</text:p>
          </table:table-cell>
          <table:table-cell office:value-type="string">
            <text:p>Allgemein</text:p>
          </table:table-cell>
          <table:table-cell office:value-type="string">
            <text:p>Aufbruch in Afrika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07</text:p>
          </table:table-cell>
          <table:table-cell office:value-type="string">
            <text:p>Medizin</text:p>
          </table:table-cell>
          <table:table-cell office:value-type="string">
            <text:p>Zwei im Kampf gegen die Tuberkulos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07</text:p>
          </table:table-cell>
          <table:table-cell office:value-type="string">
            <text:p>Astronomie</text:p>
          </table:table-cell>
          <table:table-cell office:value-type="string">
            <text:p>Die schwere Geburt der Galaxis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07</text:p>
          </table:table-cell>
          <table:table-cell office:value-type="string">
            <text:p>Astronomie</text:p>
          </table:table-cell>
          <table:table-cell office:value-type="string">
            <text:p>Dunkle Energie ganz nah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07</text:p>
          </table:table-cell>
          <table:table-cell office:value-type="string">
            <text:p>Psychologie</text:p>
          </table:table-cell>
          <table:table-cell office:value-type="string">
            <text:p>Wie ein Fels in der Brandung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7</text:p>
          </table:table-cell>
          <table:table-cell office:value-type="string">
            <text:p>Archälogie</text:p>
          </table:table-cell>
          <table:table-cell office:value-type="string">
            <text:p>Verkaufen oder hort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7</text:p>
          </table:table-cell>
          <table:table-cell office:value-type="string">
            <text:p>Psychologie</text:p>
          </table:table-cell>
          <table:table-cell office:value-type="string">
            <text:p>Happy End im Kopf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7</text:p>
          </table:table-cell>
          <table:table-cell office:value-type="string">
            <text:p>Technik</text:p>
          </table:table-cell>
          <table:table-cell office:value-type="string">
            <text:p>Kräftemessen mit Maschinen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07</text:p>
          </table:table-cell>
          <table:table-cell office:value-type="string">
            <text:p>Informatik</text:p>
          </table:table-cell>
          <table:table-cell office:value-type="string">
            <text:p>Computer lernen Denken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07</text:p>
          </table:table-cell>
          <table:table-cell office:value-type="string">
            <text:p>Soziologie</text:p>
          </table:table-cell>
          <table:table-cell office:value-type="string">
            <text:p>Schöne neue Arbeitswelt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08</text:p>
          </table:table-cell>
          <table:table-cell office:value-type="string">
            <text:p>Medizin</text:p>
          </table:table-cell>
          <table:table-cell office:value-type="string">
            <text:p>Stopp dem tödlichen Tanz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8</text:p>
          </table:table-cell>
          <table:table-cell office:value-type="string">
            <text:p>Medizin</text:p>
          </table:table-cell>
          <table:table-cell office:value-type="string">
            <text:p>Die Welt schaut auf Luxemburg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8</text:p>
          </table:table-cell>
          <table:table-cell office:value-type="string">
            <text:p>Physik</text:p>
          </table:table-cell>
          <table:table-cell office:value-type="string">
            <text:p>Elfen, Kobolde und Gnom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08</text:p>
          </table:table-cell>
          <table:table-cell office:value-type="string">
            <text:p>Technik</text:p>
          </table:table-cell>
          <table:table-cell office:value-type="string">
            <text:p>Blitzattack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08</text:p>
          </table:table-cell>
          <table:table-cell office:value-type="string">
            <text:p>Astronomie</text:p>
          </table:table-cell>
          <table:table-cell office:value-type="string">
            <text:p>Aus Staub gebor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8</text:p>
          </table:table-cell>
          <table:table-cell office:value-type="string">
            <text:p>Astronomie</text:p>
          </table:table-cell>
          <table:table-cell office:value-type="string">
            <text:p>Wasser und Vesta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8</text:p>
          </table:table-cell>
          <table:table-cell office:value-type="string">
            <text:p>Astronomie</text:p>
          </table:table-cell>
          <table:table-cell office:value-type="string">
            <text:p>Wie das All durchsichtig wurd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8</text:p>
          </table:table-cell>
          <table:table-cell office:value-type="string">
            <text:p>Astronomie</text:p>
          </table:table-cell>
          <table:table-cell office:value-type="string">
            <text:p>Absturz auf dem Mars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8</text:p>
          </table:table-cell>
          <table:table-cell office:value-type="string">
            <text:p>Psychologie</text:p>
          </table:table-cell>
          <table:table-cell office:value-type="string">
            <text:p>Im Zweifel für das Misstrau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8</text:p>
          </table:table-cell>
          <table:table-cell office:value-type="string">
            <text:p>Allgemein</text:p>
          </table:table-cell>
          <table:table-cell office:value-type="string">
            <text:p>Im Namen der Wissenschaft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8</text:p>
          </table:table-cell>
          <table:table-cell office:value-type="string">
            <text:p>Archälogie</text:p>
          </table:table-cell>
          <table:table-cell office:value-type="string">
            <text:p>Steinzeit-Shuttle nach Zyper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8</text:p>
          </table:table-cell>
          <table:table-cell office:value-type="string">
            <text:p>Soziologie</text:p>
          </table:table-cell>
          <table:table-cell office:value-type="string">
            <text:p>Appelle stoßen auf Ignoranz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8</text:p>
          </table:table-cell>
          <table:table-cell office:value-type="string">
            <text:p>Technik</text:p>
          </table:table-cell>
          <table:table-cell office:value-type="string">
            <text:p>Roboter zum Verlieb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8</text:p>
          </table:table-cell>
          <table:table-cell office:value-type="string">
            <text:p>Technik</text:p>
          </table:table-cell>
          <table:table-cell office:value-type="string">
            <text:p>Die Sicherheit fährt mit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9</text:p>
          </table:table-cell>
          <table:table-cell office:value-type="string">
            <text:p>Medizin</text:p>
          </table:table-cell>
          <table:table-cell office:value-type="string">
            <text:p>Der Einschnitt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09</text:p>
          </table:table-cell>
          <table:table-cell office:value-type="string">
            <text:p>Medizin</text:p>
          </table:table-cell>
          <table:table-cell office:value-type="string">
            <text:p>Die große Unbekannt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09</text:p>
          </table:table-cell>
          <table:table-cell office:value-type="string">
            <text:p>Medizin</text:p>
          </table:table-cell>
          <table:table-cell office:value-type="string">
            <text:p>Kampf um jede Minut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09</text:p>
          </table:table-cell>
          <table:table-cell office:value-type="string">
            <text:p>Medizin</text:p>
          </table:table-cell>
          <table:table-cell office:value-type="string">
            <text:p>In Gefahr sind vor allem Ältere und Frühgeboren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09</text:p>
          </table:table-cell>
          <table:table-cell office:value-type="string">
            <text:p>Medizin</text:p>
          </table:table-cell>
          <table:table-cell office:value-type="string">
            <text:p>Am laufenden Meter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9</text:p>
          </table:table-cell>
          <table:table-cell office:value-type="string">
            <text:p>Astronomie</text:p>
          </table:table-cell>
          <table:table-cell office:value-type="string">
            <text:p>Das Erzittern der Raumzeit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09</text:p>
          </table:table-cell>
          <table:table-cell office:value-type="string">
            <text:p>Astronomie</text:p>
          </table:table-cell>
          <table:table-cell office:value-type="string">
            <text:p>Mit Bravour bestätigt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09</text:p>
          </table:table-cell>
          <table:table-cell office:value-type="string">
            <text:p>Astronomie</text:p>
          </table:table-cell>
          <table:table-cell office:value-type="string">
            <text:p>Der Tanz der Schwarzen Löcher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09</text:p>
          </table:table-cell>
          <table:table-cell office:value-type="string">
            <text:p>Klima</text:p>
          </table:table-cell>
          <table:table-cell office:value-type="string">
            <text:p>Wolken aus der Dos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9</text:p>
          </table:table-cell>
          <table:table-cell office:value-type="string">
            <text:p>Klima</text:p>
          </table:table-cell>
          <table:table-cell office:value-type="string">
            <text:p>Wolkiges Wiss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9</text:p>
          </table:table-cell>
          <table:table-cell office:value-type="string">
            <text:p>Psychologie</text:p>
          </table:table-cell>
          <table:table-cell office:value-type="string">
            <text:p>Nicht das wirkliche Leb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9</text:p>
          </table:table-cell>
          <table:table-cell office:value-type="string">
            <text:p>Soziologie</text:p>
          </table:table-cell>
          <table:table-cell office:value-type="string">
            <text:p>Radler unter Strom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9</text:p>
          </table:table-cell>
          <table:table-cell office:value-type="string">
            <text:p>Archälogie</text:p>
          </table:table-cell>
          <table:table-cell office:value-type="string">
            <text:p>Alltag des Grauens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9</text:p>
          </table:table-cell>
          <table:table-cell office:value-type="string">
            <text:p>Technik</text:p>
          </table:table-cell>
          <table:table-cell office:value-type="string">
            <text:p>Eine Schule für Roboter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09</text:p>
          </table:table-cell>
          <table:table-cell office:value-type="string">
            <text:p>Technik</text:p>
          </table:table-cell>
          <table:table-cell office:value-type="string">
            <text:p>Der Schatz im Schutt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09</text:p>
          </table:table-cell>
          <table:table-cell office:value-type="string">
            <text:p>Technik</text:p>
          </table:table-cell>
          <table:table-cell office:value-type="string">
            <text:p>Wohin mit dem Wunderbeton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09</text:p>
          </table:table-cell>
          <table:table-cell office:value-type="string">
            <text:p>Allgemein</text:p>
          </table:table-cell>
          <table:table-cell office:value-type="string">
            <text:p>Europas Forschung muss sich besser positionier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10</text:p>
          </table:table-cell>
          <table:table-cell office:value-type="string">
            <text:p>Biologie</text:p>
          </table:table-cell>
          <table:table-cell office:value-type="string">
            <text:p>Die zweischneidige Genscher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10</text:p>
          </table:table-cell>
          <table:table-cell office:value-type="string">
            <text:p>Umwelt</text:p>
          </table:table-cell>
          <table:table-cell office:value-type="string">
            <text:p>Kampf gegen Mücken und Malaria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10</text:p>
          </table:table-cell>
          <table:table-cell office:value-type="string">
            <text:p>Allgemein</text:p>
          </table:table-cell>
          <table:table-cell office:value-type="string">
            <text:p>Offen für Neuer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10</text:p>
          </table:table-cell>
          <table:table-cell office:value-type="string">
            <text:p>Biologie</text:p>
          </table:table-cell>
          <table:table-cell office:value-type="string">
            <text:p>Hundemüde oder tierisch wach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10</text:p>
          </table:table-cell>
          <table:table-cell office:value-type="string">
            <text:p>Astronomie</text:p>
          </table:table-cell>
          <table:table-cell office:value-type="string">
            <text:p>Die Saat der Stern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10</text:p>
          </table:table-cell>
          <table:table-cell office:value-type="string">
            <text:p>Technik</text:p>
          </table:table-cell>
          <table:table-cell office:value-type="string">
            <text:p>Atemberaubende Präzisio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10</text:p>
          </table:table-cell>
          <table:table-cell office:value-type="string">
            <text:p>Archälogie</text:p>
          </table:table-cell>
          <table:table-cell office:value-type="string">
            <text:p>Das Prunktor von Persepolis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10</text:p>
          </table:table-cell>
          <table:table-cell office:value-type="string">
            <text:p>Psychologie</text:p>
          </table:table-cell>
          <table:table-cell office:value-type="string">
            <text:p>Trügerische Erinnerung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10</text:p>
          </table:table-cell>
          <table:table-cell office:value-type="string">
            <text:p>Anthropologie</text:p>
          </table:table-cell>
          <table:table-cell office:value-type="string">
            <text:p>Sag mir erst, wie alt du bist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10</text:p>
          </table:table-cell>
          <table:table-cell office:value-type="string">
            <text:p>Technik</text:p>
          </table:table-cell>
          <table:table-cell office:value-type="string">
            <text:p>Tesla Crash: Das Ende der Autopiloten?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10</text:p>
          </table:table-cell>
          <table:table-cell office:value-type="string">
            <text:p>Technik</text:p>
          </table:table-cell>
          <table:table-cell office:value-type="string">
            <text:p>Geklickt, geknackt, geklaut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10</text:p>
          </table:table-cell>
          <table:table-cell office:value-type="string">
            <text:p>Soziologie</text:p>
          </table:table-cell>
          <table:table-cell office:value-type="string">
            <text:p>Maschinen können Moral lern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11</text:p>
          </table:table-cell>
          <table:table-cell office:value-type="string">
            <text:p>Biologie</text:p>
          </table:table-cell>
          <table:table-cell office:value-type="string">
            <text:p>Walforschung ohne Walfang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11</text:p>
          </table:table-cell>
          <table:table-cell office:value-type="string">
            <text:p>Medizin</text:p>
          </table:table-cell>
          <table:table-cell office:value-type="string">
            <text:p>Faktencheck Zucker: Die Menge macht‘s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11</text:p>
          </table:table-cell>
          <table:table-cell office:value-type="string">
            <text:p>Astronomie</text:p>
          </table:table-cell>
          <table:table-cell office:value-type="string">
            <text:p>Schwarze Löcher aus dem Urknall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11</text:p>
          </table:table-cell>
          <table:table-cell office:value-type="string">
            <text:p>Astronomie</text:p>
          </table:table-cell>
          <table:table-cell office:value-type="string">
            <text:p>Mond auf der schiefen Bah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11</text:p>
          </table:table-cell>
          <table:table-cell office:value-type="string">
            <text:p>Archälogie</text:p>
          </table:table-cell>
          <table:table-cell office:value-type="string">
            <text:p>Ein Traum von einer Königin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11</text:p>
          </table:table-cell>
          <table:table-cell office:value-type="string">
            <text:p>Archälogie</text:p>
          </table:table-cell>
          <table:table-cell office:value-type="string">
            <text:p>Die Toten von Herxheim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11</text:p>
          </table:table-cell>
          <table:table-cell office:value-type="string">
            <text:p>Archälogie</text:p>
          </table:table-cell>
          <table:table-cell office:value-type="string">
            <text:p>Mit 80 Zahnräder in die Zukunft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11</text:p>
          </table:table-cell>
          <table:table-cell office:value-type="string">
            <text:p>Archälogie</text:p>
          </table:table-cell>
          <table:table-cell office:value-type="string">
            <text:p>Symbole im Nebel der Zeit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11</text:p>
          </table:table-cell>
          <table:table-cell office:value-type="string">
            <text:p>Archälogie</text:p>
          </table:table-cell>
          <table:table-cell office:value-type="string">
            <text:p>Notruf an die Götter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11</text:p>
          </table:table-cell>
          <table:table-cell office:value-type="string">
            <text:p>Archälogie</text:p>
          </table:table-cell>
          <table:table-cell office:value-type="string">
            <text:p>Wikinger in der Neuen Welt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11</text:p>
          </table:table-cell>
          <table:table-cell office:value-type="string">
            <text:p>Archälogie</text:p>
          </table:table-cell>
          <table:table-cell office:value-type="string">
            <text:p>Der Held von Amphipolis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11</text:p>
          </table:table-cell>
          <table:table-cell office:value-type="string">
            <text:p>Allgemein</text:p>
          </table:table-cell>
          <table:table-cell office:value-type="string">
            <text:p>Auf die Inszenierung kommt es a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11</text:p>
          </table:table-cell>
          <table:table-cell office:value-type="string">
            <text:p>Technik</text:p>
          </table:table-cell>
          <table:table-cell office:value-type="string">
            <text:p>Erleuchtung im Röntgengewitter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11</text:p>
          </table:table-cell>
          <table:table-cell office:value-type="string">
            <text:p>Technik</text:p>
          </table:table-cell>
          <table:table-cell office:value-type="string">
            <text:p>Blitze in der Unterwelt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11</text:p>
          </table:table-cell>
          <table:table-cell office:value-type="string">
            <text:p>Technik</text:p>
          </table:table-cell>
          <table:table-cell office:value-type="string">
            <text:p>Bauen in XXL: Türme, Tunnel und Kanäl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12</text:p>
          </table:table-cell>
          <table:table-cell office:value-type="string">
            <text:p>Medizin</text:p>
          </table:table-cell>
          <table:table-cell office:value-type="string">
            <text:p>Blut-Hirn-Schranke gesprengt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12</text:p>
          </table:table-cell>
          <table:table-cell office:value-type="string">
            <text:p>Biologie</text:p>
          </table:table-cell>
          <table:table-cell office:value-type="string">
            <text:p>Mobbing unter Wal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12</text:p>
          </table:table-cell>
          <table:table-cell office:value-type="string">
            <text:p>Umwelt</text:p>
          </table:table-cell>
          <table:table-cell office:value-type="string">
            <text:p>Eisalgen heizen Grönland ei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12</text:p>
          </table:table-cell>
          <table:table-cell office:value-type="string">
            <text:p>Physik</text:p>
          </table:table-cell>
          <table:table-cell office:value-type="string">
            <text:p>Die vertrackte Gegenwart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12</text:p>
          </table:table-cell>
          <table:table-cell office:value-type="string">
            <text:p>Physik</text:p>
          </table:table-cell>
          <table:table-cell office:value-type="string">
            <text:p>Die körnige Zeit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6-12</text:p>
          </table:table-cell>
          <table:table-cell office:value-type="string">
            <text:p>Archälogie</text:p>
          </table:table-cell>
          <table:table-cell office:value-type="string">
            <text:p>Das Reich der Dschungelstädt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12</text:p>
          </table:table-cell>
          <table:table-cell office:value-type="string">
            <text:p>Psychologie</text:p>
          </table:table-cell>
          <table:table-cell office:value-type="string">
            <text:p>Radikal aus Unsicherheit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12</text:p>
          </table:table-cell>
          <table:table-cell office:value-type="string">
            <text:p>Soziologie</text:p>
          </table:table-cell>
          <table:table-cell office:value-type="string">
            <text:p>Prinzipien sind keine Lösung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12</text:p>
          </table:table-cell>
          <table:table-cell office:value-type="string">
            <text:p>Technik</text:p>
          </table:table-cell>
          <table:table-cell office:value-type="string">
            <text:p>Sicher durch den Berg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12</text:p>
          </table:table-cell>
          <table:table-cell office:value-type="string">
            <text:p>Allgemein</text:p>
          </table:table-cell>
          <table:table-cell office:value-type="string">
            <text:p>Trüffel für Berli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12</text:p>
          </table:table-cell>
          <table:table-cell office:value-type="string">
            <text:p>Technik</text:p>
          </table:table-cell>
          <table:table-cell office:value-type="string">
            <text:p>Der Mann für die Zukunft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12</text:p>
          </table:table-cell>
          <table:table-cell office:value-type="string">
            <text:p>Technik</text:p>
          </table:table-cell>
          <table:table-cell office:value-type="string">
            <text:p>Es geht rund in Schwab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6-12</text:p>
          </table:table-cell>
          <table:table-cell office:value-type="string">
            <text:p>Allgemein</text:p>
          </table:table-cell>
          <table:table-cell office:value-type="string">
            <text:p>In der Freizeit etwas besonderes tu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1</text:p>
          </table:table-cell>
          <table:table-cell office:value-type="string">
            <text:p>Astronomie</text:p>
          </table:table-cell>
          <table:table-cell office:value-type="string">
            <text:p>Vulkanausbruch auf der Venus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1</text:p>
          </table:table-cell>
          <table:table-cell office:value-type="string">
            <text:p>Physik</text:p>
          </table:table-cell>
          <table:table-cell office:value-type="string">
            <text:p>Was macht eigentlich der Astroteilchenphysiker Guido Drexler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1</text:p>
          </table:table-cell>
          <table:table-cell office:value-type="string">
            <text:p>Astronomie</text:p>
          </table:table-cell>
          <table:table-cell office:value-type="string">
            <text:p>Sternenpark im Brandenburg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1</text:p>
          </table:table-cell>
          <table:table-cell table:style-name="ce2" office:value-type="string">
            <text:p>Archälogie</text:p>
          </table:table-cell>
          <table:table-cell office:value-type="string">
            <text:p>Alles andere als tote Hos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1</text:p>
          </table:table-cell>
          <table:table-cell office:value-type="string">
            <text:p>Allgemein</text:p>
          </table:table-cell>
          <table:table-cell office:value-type="string">
            <text:p>Einige haben ein längst Überholtes Bild von uns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1</text:p>
          </table:table-cell>
          <table:table-cell office:value-type="string">
            <text:p>Soziologie</text:p>
          </table:table-cell>
          <table:table-cell office:value-type="string">
            <text:p>Wünsche und Werte im Ausverkauf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1</text:p>
          </table:table-cell>
          <table:table-cell office:value-type="string">
            <text:p>Technik</text:p>
          </table:table-cell>
          <table:table-cell office:value-type="string">
            <text:p>Aus der Traum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2</text:p>
          </table:table-cell>
          <table:table-cell office:value-type="string">
            <text:p>Biologie</text:p>
          </table:table-cell>
          <table:table-cell office:value-type="string">
            <text:p>Verräterische Pflanz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2</text:p>
          </table:table-cell>
          <table:table-cell office:value-type="string">
            <text:p>Umwelt</text:p>
          </table:table-cell>
          <table:table-cell office:value-type="string">
            <text:p>Preußisch Blau für die Sau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2</text:p>
          </table:table-cell>
          <table:table-cell office:value-type="string">
            <text:p>Medizin</text:p>
          </table:table-cell>
          <table:table-cell office:value-type="string">
            <text:p>Man degradiert Ärzte zu Totengräber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2</text:p>
          </table:table-cell>
          <table:table-cell office:value-type="string">
            <text:p>Astronomie</text:p>
          </table:table-cell>
          <table:table-cell office:value-type="string">
            <text:p>Auf Neutrinofang im ewigen Eis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5-02</text:p>
          </table:table-cell>
          <table:table-cell office:value-type="string">
            <text:p>Astronomie</text:p>
          </table:table-cell>
          <table:table-cell office:value-type="string">
            <text:p>Direkter Blick ins Sonnenfeuer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5-02</text:p>
          </table:table-cell>
          <table:table-cell office:value-type="string">
            <text:p>Physik</text:p>
          </table:table-cell>
          <table:table-cell office:value-type="string">
            <text:p>Geisterjagt im Fernen Osten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5-02</text:p>
          </table:table-cell>
          <table:table-cell office:value-type="string">
            <text:p>Geologie</text:p>
          </table:table-cell>
          <table:table-cell office:value-type="string">
            <text:p>Botschaften aus dem Erdinneren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5-02</text:p>
          </table:table-cell>
          <table:table-cell office:value-type="string">
            <text:p>Astronomie</text:p>
          </table:table-cell>
          <table:table-cell office:value-type="string">
            <text:p>Frühlingserwachen an Titans Nordpol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2</text:p>
          </table:table-cell>
          <table:table-cell office:value-type="string">
            <text:p>Technik</text:p>
          </table:table-cell>
          <table:table-cell office:value-type="string">
            <text:p>Phosphorkrise: Rettung aus dem Schlachthof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2</text:p>
          </table:table-cell>
          <table:table-cell office:value-type="string">
            <text:p>Allgemein</text:p>
          </table:table-cell>
          <table:table-cell office:value-type="string">
            <text:p>Die Sprache ist immer Trägerin der Kultur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2</text:p>
          </table:table-cell>
          <table:table-cell office:value-type="string">
            <text:p>Anthropologie</text:p>
          </table:table-cell>
          <table:table-cell office:value-type="string">
            <text:p>Der Mensch als Naturgewalt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5-02</text:p>
          </table:table-cell>
          <table:table-cell office:value-type="string">
            <text:p>Anthropologie</text:p>
          </table:table-cell>
          <table:table-cell office:value-type="string">
            <text:p>Wir müssen jetzt reagieren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5-02</text:p>
          </table:table-cell>
          <table:table-cell office:value-type="string">
            <text:p>Umwelt</text:p>
          </table:table-cell>
          <table:table-cell office:value-type="string">
            <text:p>Zwei Räder sind genug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2</text:p>
          </table:table-cell>
          <table:table-cell office:value-type="string">
            <text:p>Soziologie</text:p>
          </table:table-cell>
          <table:table-cell office:value-type="string">
            <text:p>Selbstdarstellung funktioniert nicht mehr Übers Auto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2</text:p>
          </table:table-cell>
          <table:table-cell office:value-type="string">
            <text:p>Technik</text:p>
          </table:table-cell>
          <table:table-cell office:value-type="string">
            <text:p>Transrapid im Aufzugschacht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2</text:p>
          </table:table-cell>
          <table:table-cell office:value-type="string">
            <text:p>Technik</text:p>
          </table:table-cell>
          <table:table-cell office:value-type="string">
            <text:p>Eduard Heindl: Der Mann der Berge stemmt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3</text:p>
          </table:table-cell>
          <table:table-cell office:value-type="string">
            <text:p>Medizin</text:p>
          </table:table-cell>
          <table:table-cell office:value-type="string">
            <text:p>Das Kreuz mit dem Kreuz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5-03</text:p>
          </table:table-cell>
          <table:table-cell office:value-type="string">
            <text:p>Medizin</text:p>
          </table:table-cell>
          <table:table-cell office:value-type="string">
            <text:p>Nicht immer gleich operieren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5-03</text:p>
          </table:table-cell>
          <table:table-cell office:value-type="string">
            <text:p>Biologie</text:p>
          </table:table-cell>
          <table:table-cell office:value-type="string">
            <text:p>Fluch der Evolution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5-03</text:p>
          </table:table-cell>
          <table:table-cell office:value-type="string">
            <text:p>Biologie</text:p>
          </table:table-cell>
          <table:table-cell office:value-type="string">
            <text:p>Verwirrung im Bienenstock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3</text:p>
          </table:table-cell>
          <table:table-cell office:value-type="string">
            <text:p>Allgemein</text:p>
          </table:table-cell>
          <table:table-cell office:value-type="string">
            <text:p>Mit Mikro groß herausgekomm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3</text:p>
          </table:table-cell>
          <table:table-cell office:value-type="string">
            <text:p>Technik</text:p>
          </table:table-cell>
          <table:table-cell office:value-type="string">
            <text:p>Kaltes Plasma – ein Wunderstoff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3</text:p>
          </table:table-cell>
          <table:table-cell office:value-type="string">
            <text:p>Technik</text:p>
          </table:table-cell>
          <table:table-cell office:value-type="string">
            <text:p>Kleiner Punkt ganz groß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3</text:p>
          </table:table-cell>
          <table:table-cell table:style-name="ce2" office:value-type="string">
            <text:p>Archälogie</text:p>
          </table:table-cell>
          <table:table-cell office:value-type="string">
            <text:p>Magische Körperkunst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3</text:p>
          </table:table-cell>
          <table:table-cell office:value-type="string">
            <text:p>Soziologie</text:p>
          </table:table-cell>
          <table:table-cell office:value-type="string">
            <text:p>Tattoos verkommen zum Konsumgut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3</text:p>
          </table:table-cell>
          <table:table-cell office:value-type="string">
            <text:p>Allgemein</text:p>
          </table:table-cell>
          <table:table-cell office:value-type="string">
            <text:p>Was macht eigentlich der Wissenschaftsblogger Florian Freistetter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3</text:p>
          </table:table-cell>
          <table:table-cell office:value-type="string">
            <text:p>Allgemein</text:p>
          </table:table-cell>
          <table:table-cell office:value-type="string">
            <text:p>Du hast irgendetwas und bist ein lustiger Typ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3</text:p>
          </table:table-cell>
          <table:table-cell office:value-type="string">
            <text:p>Technik</text:p>
          </table:table-cell>
          <table:table-cell office:value-type="string">
            <text:p>Lichtblick für Gasries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3</text:p>
          </table:table-cell>
          <table:table-cell office:value-type="string">
            <text:p>Technik</text:p>
          </table:table-cell>
          <table:table-cell office:value-type="string">
            <text:p>Strom aus der Trickkist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4</text:p>
          </table:table-cell>
          <table:table-cell office:value-type="string">
            <text:p>Biologie</text:p>
          </table:table-cell>
          <table:table-cell office:value-type="string">
            <text:p>Ein Herz für Tier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4</text:p>
          </table:table-cell>
          <table:table-cell office:value-type="string">
            <text:p>Medizin</text:p>
          </table:table-cell>
          <table:table-cell office:value-type="string">
            <text:p>Pro Vorsorge... denn sie verhindert schlimmeres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4</text:p>
          </table:table-cell>
          <table:table-cell office:value-type="string">
            <text:p>Medizin</text:p>
          </table:table-cell>
          <table:table-cell office:value-type="string">
            <text:p>Kontra Vorsorge … weil die Sicherheit trügt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4</text:p>
          </table:table-cell>
          <table:table-cell office:value-type="string">
            <text:p>Physik</text:p>
          </table:table-cell>
          <table:table-cell office:value-type="string">
            <text:p>Verrücktes Licht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5-04</text:p>
          </table:table-cell>
          <table:table-cell office:value-type="string">
            <text:p>Physik</text:p>
          </table:table-cell>
          <table:table-cell office:value-type="string">
            <text:p>Bilder des Unsichtbaren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5-04</text:p>
          </table:table-cell>
          <table:table-cell office:value-type="string">
            <text:p>Physik</text:p>
          </table:table-cell>
          <table:table-cell office:value-type="string">
            <text:p>Wie weggezaubert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5-04</text:p>
          </table:table-cell>
          <table:table-cell office:value-type="string">
            <text:p>Physik</text:p>
          </table:table-cell>
          <table:table-cell office:value-type="string">
            <text:p>Stopp fürs Licht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5-04</text:p>
          </table:table-cell>
          <table:table-cell office:value-type="string">
            <text:p>Physik</text:p>
          </table:table-cell>
          <table:table-cell office:value-type="string">
            <text:p>Schwebende Blitz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5-04</text:p>
          </table:table-cell>
          <table:table-cell office:value-type="string">
            <text:p>Astronomie</text:p>
          </table:table-cell>
          <table:table-cell office:value-type="string">
            <text:p>ISEE-3 bitte meld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4</text:p>
          </table:table-cell>
          <table:table-cell office:value-type="string">
            <text:p>Astronomie</text:p>
          </table:table-cell>
          <table:table-cell office:value-type="string">
            <text:p>Fundsache Beagle 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4</text:p>
          </table:table-cell>
          <table:table-cell office:value-type="string">
            <text:p>Architektur</text:p>
          </table:table-cell>
          <table:table-cell office:value-type="string">
            <text:p>Alles Berechnung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4</text:p>
          </table:table-cell>
          <table:table-cell office:value-type="string">
            <text:p>Psychologie</text:p>
          </table:table-cell>
          <table:table-cell office:value-type="string">
            <text:p>Spielend geheilt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4</text:p>
          </table:table-cell>
          <table:table-cell office:value-type="string">
            <text:p>Allgemein</text:p>
          </table:table-cell>
          <table:table-cell office:value-type="string">
            <text:p>In unserem Land zieht man ger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4</text:p>
          </table:table-cell>
          <table:table-cell office:value-type="string">
            <text:p>Psychologie</text:p>
          </table:table-cell>
          <table:table-cell office:value-type="string">
            <text:p>Vergiss es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4</text:p>
          </table:table-cell>
          <table:table-cell office:value-type="string">
            <text:p>Medizin</text:p>
          </table:table-cell>
          <table:table-cell office:value-type="string">
            <text:p>Was am Ende zählt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4</text:p>
          </table:table-cell>
          <table:table-cell office:value-type="string">
            <text:p>Technik</text:p>
          </table:table-cell>
          <table:table-cell office:value-type="string">
            <text:p>Am russischen Erdgastropf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5-04</text:p>
          </table:table-cell>
          <table:table-cell office:value-type="string">
            <text:p>Technik</text:p>
          </table:table-cell>
          <table:table-cell office:value-type="string">
            <text:p>Freispruch für Geofracking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5-05</text:p>
          </table:table-cell>
          <table:table-cell office:value-type="string">
            <text:p>Umwelt</text:p>
          </table:table-cell>
          <table:table-cell office:value-type="string">
            <text:p>Der Kampf gegen die Bio-Mafia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5</text:p>
          </table:table-cell>
          <table:table-cell office:value-type="string">
            <text:p>Biologie</text:p>
          </table:table-cell>
          <table:table-cell office:value-type="string">
            <text:p>Blümchen wechsel dich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5</text:p>
          </table:table-cell>
          <table:table-cell office:value-type="string">
            <text:p>Medizin</text:p>
          </table:table-cell>
          <table:table-cell office:value-type="string">
            <text:p>Im Land der unbegrenzten Kost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5</text:p>
          </table:table-cell>
          <table:table-cell office:value-type="string">
            <text:p>Medizin</text:p>
          </table:table-cell>
          <table:table-cell office:value-type="string">
            <text:p>Den Preis erfährt man erst nach der Behandlung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5</text:p>
          </table:table-cell>
          <table:table-cell office:value-type="string">
            <text:p>Psychologie</text:p>
          </table:table-cell>
          <table:table-cell office:value-type="string">
            <text:p>Wir sollten wieder träum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5</text:p>
          </table:table-cell>
          <table:table-cell office:value-type="string">
            <text:p>Astronomie</text:p>
          </table:table-cell>
          <table:table-cell office:value-type="string">
            <text:p>Finstere Zwilling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5</text:p>
          </table:table-cell>
          <table:table-cell office:value-type="string">
            <text:p>Astronomie</text:p>
          </table:table-cell>
          <table:table-cell office:value-type="string">
            <text:p>Weißer Zwerg mit Planetentrümmer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5</text:p>
          </table:table-cell>
          <table:table-cell office:value-type="string">
            <text:p>Astronomie</text:p>
          </table:table-cell>
          <table:table-cell office:value-type="string">
            <text:p>Galaktische Sterelisatio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5</text:p>
          </table:table-cell>
          <table:table-cell office:value-type="string">
            <text:p>Soziologie</text:p>
          </table:table-cell>
          <table:table-cell office:value-type="string">
            <text:p>Das Geheimnis guter Partnerschaften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5-05</text:p>
          </table:table-cell>
          <table:table-cell office:value-type="string">
            <text:p>Soziologie</text:p>
          </table:table-cell>
          <table:table-cell office:value-type="string">
            <text:p>Zweisamkeit macht immer gleicher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5-05</text:p>
          </table:table-cell>
          <table:table-cell office:value-type="string">
            <text:p>Archälogie</text:p>
          </table:table-cell>
          <table:table-cell office:value-type="string">
            <text:p>Großbildjäger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5</text:p>
          </table:table-cell>
          <table:table-cell office:value-type="string">
            <text:p>Allgemein</text:p>
          </table:table-cell>
          <table:table-cell office:value-type="string">
            <text:p>In der Stadt lacht man anders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5</text:p>
          </table:table-cell>
          <table:table-cell office:value-type="string">
            <text:p>Technik</text:p>
          </table:table-cell>
          <table:table-cell office:value-type="string">
            <text:p>Raus aus dem Stau-Gau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5</text:p>
          </table:table-cell>
          <table:table-cell office:value-type="string">
            <text:p>Allgemein</text:p>
          </table:table-cell>
          <table:table-cell office:value-type="string">
            <text:p>Stewart Parkin und Claudia Felser: Das Power Paar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6</text:p>
          </table:table-cell>
          <table:table-cell office:value-type="string">
            <text:p>Biologie</text:p>
          </table:table-cell>
          <table:table-cell office:value-type="string">
            <text:p>Frisch aus der Fabrik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6</text:p>
          </table:table-cell>
          <table:table-cell office:value-type="string">
            <text:p>Biologie</text:p>
          </table:table-cell>
          <table:table-cell office:value-type="string">
            <text:p>Afrikanische Zeugen der Evolutio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6</text:p>
          </table:table-cell>
          <table:table-cell office:value-type="string">
            <text:p>Psychologie</text:p>
          </table:table-cell>
          <table:table-cell office:value-type="string">
            <text:p>Marketing mit Hirn?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6</text:p>
          </table:table-cell>
          <table:table-cell office:value-type="string">
            <text:p>Klima</text:p>
          </table:table-cell>
          <table:table-cell office:value-type="string">
            <text:p>Hautnah am Sturm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6</text:p>
          </table:table-cell>
          <table:table-cell office:value-type="string">
            <text:p>Physik</text:p>
          </table:table-cell>
          <table:table-cell office:value-type="string">
            <text:p>Bohr schlägt Einstein im Doppelspalt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6</text:p>
          </table:table-cell>
          <table:table-cell office:value-type="string">
            <text:p>Astronomie</text:p>
          </table:table-cell>
          <table:table-cell office:value-type="string">
            <text:p>Kleiner Komet ganz groß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6</text:p>
          </table:table-cell>
          <table:table-cell office:value-type="string">
            <text:p>Astronomie</text:p>
          </table:table-cell>
          <table:table-cell office:value-type="string">
            <text:p>Seltsame Radioblitze aus dem All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6</text:p>
          </table:table-cell>
          <table:table-cell office:value-type="string">
            <text:p>Umwelt</text:p>
          </table:table-cell>
          <table:table-cell office:value-type="string">
            <text:p>Öko auf Prob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6</text:p>
          </table:table-cell>
          <table:table-cell office:value-type="string">
            <text:p>Archälogie</text:p>
          </table:table-cell>
          <table:table-cell office:value-type="string">
            <text:p>Die vergessenen Gräber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5-06</text:p>
          </table:table-cell>
          <table:table-cell office:value-type="string">
            <text:p>Archälogie</text:p>
          </table:table-cell>
          <table:table-cell office:value-type="string">
            <text:p>Friedhof der Millionen Jahr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5-06</text:p>
          </table:table-cell>
          <table:table-cell office:value-type="string">
            <text:p>Technik</text:p>
          </table:table-cell>
          <table:table-cell office:value-type="string">
            <text:p>Wie Schäden von selbst verschwind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6</text:p>
          </table:table-cell>
          <table:table-cell office:value-type="string">
            <text:p>Technik</text:p>
          </table:table-cell>
          <table:table-cell office:value-type="string">
            <text:p>Wir Schweden haben den Zug verpasst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6</text:p>
          </table:table-cell>
          <table:table-cell office:value-type="string">
            <text:p>Technik</text:p>
          </table:table-cell>
          <table:table-cell office:value-type="string">
            <text:p>Neuer Star am Solar-Himmel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7</text:p>
          </table:table-cell>
          <table:table-cell office:value-type="string">
            <text:p>Biologie</text:p>
          </table:table-cell>
          <table:table-cell office:value-type="string">
            <text:p>Ich denke, also schwimme ich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7</text:p>
          </table:table-cell>
          <table:table-cell office:value-type="string">
            <text:p>Biologie</text:p>
          </table:table-cell>
          <table:table-cell office:value-type="string">
            <text:p>Alarm! Tropen-Mücken in Deutschlan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7</text:p>
          </table:table-cell>
          <table:table-cell office:value-type="string">
            <text:p>Technik</text:p>
          </table:table-cell>
          <table:table-cell office:value-type="string">
            <text:p>Schnelle Teilchen für all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7</text:p>
          </table:table-cell>
          <table:table-cell office:value-type="string">
            <text:p>Biologie</text:p>
          </table:table-cell>
          <table:table-cell office:value-type="string">
            <text:p>Der Tiefenrausch war mir eine Lehr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7</text:p>
          </table:table-cell>
          <table:table-cell office:value-type="string">
            <text:p>Anthropologie</text:p>
          </table:table-cell>
          <table:table-cell office:value-type="string">
            <text:p>Die Spur führt nach Osten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5-07</text:p>
          </table:table-cell>
          <table:table-cell office:value-type="string">
            <text:p>Anthropologie</text:p>
          </table:table-cell>
          <table:table-cell office:value-type="string">
            <text:p>Die geheimnisvollen Dritten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string">
            <text:p>2015-07</text:p>
          </table:table-cell>
          <table:table-cell office:value-type="string">
            <text:p>Archälogie</text:p>
          </table:table-cell>
          <table:table-cell office:value-type="string">
            <text:p>Die Denker von al-Andalus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7</text:p>
          </table:table-cell>
          <table:table-cell office:value-type="string">
            <text:p>Psychologie</text:p>
          </table:table-cell>
          <table:table-cell office:value-type="string">
            <text:p>Freude, Angst, Wut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7</text:p>
          </table:table-cell>
          <table:table-cell office:value-type="string">
            <text:p>Technik</text:p>
          </table:table-cell>
          <table:table-cell office:value-type="string">
            <text:p>Die vierte Revolutio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7</text:p>
          </table:table-cell>
          <table:table-cell office:value-type="string">
            <text:p>Technik</text:p>
          </table:table-cell>
          <table:table-cell office:value-type="string">
            <text:p>Millionen Augen und Ohr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7</text:p>
          </table:table-cell>
          <table:table-cell office:value-type="string">
            <text:p>Medizin</text:p>
          </table:table-cell>
          <table:table-cell office:value-type="string">
            <text:p>Zielgenau zum Krebsher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8</text:p>
          </table:table-cell>
          <table:table-cell office:value-type="string">
            <text:p>Psychologie</text:p>
          </table:table-cell>
          <table:table-cell office:value-type="string">
            <text:p>Was uns zu Helden macht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5-08</text:p>
          </table:table-cell>
          <table:table-cell office:value-type="string">
            <text:p>Biologie</text:p>
          </table:table-cell>
          <table:table-cell office:value-type="string">
            <text:p>Tierisch hilfsbereit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5-08</text:p>
          </table:table-cell>
          <table:table-cell office:value-type="string">
            <text:p>Medizin</text:p>
          </table:table-cell>
          <table:table-cell office:value-type="string">
            <text:p>Hoffnung für Millionen Kinder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string">
            <text:p>2015-08</text:p>
          </table:table-cell>
          <table:table-cell office:value-type="string">
            <text:p>Medizin</text:p>
          </table:table-cell>
          <table:table-cell office:value-type="string">
            <text:p>Michel Revel: Kämpfer gegen Multiple Skleros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8</text:p>
          </table:table-cell>
          <table:table-cell office:value-type="string">
            <text:p>Geologie</text:p>
          </table:table-cell>
          <table:table-cell office:value-type="string">
            <text:p>Die Geburt eines Ozeans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string">
            <text:p>2015-08</text:p>
          </table:table-cell>
          <table:table-cell office:value-type="string">
            <text:p>Physik</text:p>
          </table:table-cell>
          <table:table-cell office:value-type="string">
            <text:p>Mit Einstein nach Einöll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8</text:p>
          </table:table-cell>
          <table:table-cell office:value-type="string">
            <text:p>Astronomie</text:p>
          </table:table-cell>
          <table:table-cell office:value-type="string">
            <text:p>Die Ära der Riesenbomb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8</text:p>
          </table:table-cell>
          <table:table-cell office:value-type="string">
            <text:p>Allgemein</text:p>
          </table:table-cell>
          <table:table-cell office:value-type="string">
            <text:p>Wettstreit der Giganten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5-08</text:p>
          </table:table-cell>
          <table:table-cell office:value-type="string">
            <text:p>Allgemein</text:p>
          </table:table-cell>
          <table:table-cell office:value-type="string">
            <text:p>Die Politik muss Deutschland besser aufstellen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string">
            <text:p>2015-08</text:p>
          </table:table-cell>
          <table:table-cell office:value-type="string">
            <text:p>Archälogie</text:p>
          </table:table-cell>
          <table:table-cell office:value-type="string">
            <text:p>Das älteste Kunstwerk der Welt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8</text:p>
          </table:table-cell>
          <table:table-cell office:value-type="string">
            <text:p>Allgemein</text:p>
          </table:table-cell>
          <table:table-cell office:value-type="string">
            <text:p>Auf dem Campus kurvt ein autonomes Autor rum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8</text:p>
          </table:table-cell>
          <table:table-cell office:value-type="string">
            <text:p>Technik</text:p>
          </table:table-cell>
          <table:table-cell office:value-type="string">
            <text:p>Der Turmbau zu Rottweil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8</text:p>
          </table:table-cell>
          <table:table-cell office:value-type="string">
            <text:p>Informatik</text:p>
          </table:table-cell>
          <table:table-cell office:value-type="string">
            <text:p>4 Mal zahlen genügt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9</text:p>
          </table:table-cell>
          <table:table-cell office:value-type="string">
            <text:p>Psychologie</text:p>
          </table:table-cell>
          <table:table-cell office:value-type="string">
            <text:p>Knapp daneben ist auch vorbei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9</text:p>
          </table:table-cell>
          <table:table-cell office:value-type="string">
            <text:p>Allgemein</text:p>
          </table:table-cell>
          <table:table-cell office:value-type="string">
            <text:p>Förderprojekt Dorfschul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9</text:p>
          </table:table-cell>
          <table:table-cell office:value-type="string">
            <text:p>Medizin</text:p>
          </table:table-cell>
          <table:table-cell office:value-type="string">
            <text:p>Einer muss den Job mach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9</text:p>
          </table:table-cell>
          <table:table-cell office:value-type="string">
            <text:p>Physik</text:p>
          </table:table-cell>
          <table:table-cell office:value-type="string">
            <text:p>Sackgassen, Irrtümer und der Durchbruch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5-09</text:p>
          </table:table-cell>
          <table:table-cell office:value-type="string">
            <text:p>Physik</text:p>
          </table:table-cell>
          <table:table-cell office:value-type="string">
            <text:p>Wettstreit der Genies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5-09</text:p>
          </table:table-cell>
          <table:table-cell office:value-type="string">
            <text:p>Physik</text:p>
          </table:table-cell>
          <table:table-cell office:value-type="string">
            <text:p>Ich kämpfe ständig darum, die Paradigmen zu überwinden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5-09</text:p>
          </table:table-cell>
          <table:table-cell office:value-type="string">
            <text:p>Biologie</text:p>
          </table:table-cell>
          <table:table-cell office:value-type="string">
            <text:p>Tiere spüren die Gefahr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9</text:p>
          </table:table-cell>
          <table:table-cell office:value-type="string">
            <text:p>Allgemein</text:p>
          </table:table-cell>
          <table:table-cell office:value-type="string">
            <text:p>Schneller, günstiger, besser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9</text:p>
          </table:table-cell>
          <table:table-cell office:value-type="string">
            <text:p>Geologie</text:p>
          </table:table-cell>
          <table:table-cell office:value-type="string">
            <text:p>Zeitreise in den Vulkan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string">
            <text:p>2015-09</text:p>
          </table:table-cell>
          <table:table-cell office:value-type="string">
            <text:p>Archälogie</text:p>
          </table:table-cell>
          <table:table-cell office:value-type="string">
            <text:p>Die Spiel-Höhl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9</text:p>
          </table:table-cell>
          <table:table-cell office:value-type="string">
            <text:p>Soziologie</text:p>
          </table:table-cell>
          <table:table-cell office:value-type="string">
            <text:p>Wohnen in der Nische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string">
            <text:p>2015-09</text:p>
          </table:table-cell>
          <table:table-cell office:value-type="string">
            <text:p>Biologie</text:p>
          </table:table-cell>
          <table:table-cell office:value-type="string">
            <text:p>Das neuronale Orchester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9</text:p>
          </table:table-cell>
          <table:table-cell office:value-type="string">
            <text:p>Technik</text:p>
          </table:table-cell>
          <table:table-cell office:value-type="string">
            <text:p>Himmlische Offensiv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09</text:p>
          </table:table-cell>
          <table:table-cell office:value-type="string">
            <text:p>Technik</text:p>
          </table:table-cell>
          <table:table-cell office:value-type="string">
            <text:p>Das große Ding am Haf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10</text:p>
          </table:table-cell>
          <table:table-cell office:value-type="string">
            <text:p>Biologie</text:p>
          </table:table-cell>
          <table:table-cell office:value-type="string">
            <text:p>Verwandte Seel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10</text:p>
          </table:table-cell>
          <table:table-cell office:value-type="string">
            <text:p>Biologie</text:p>
          </table:table-cell>
          <table:table-cell office:value-type="string">
            <text:p>Die Rache der Mikrobiologi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10</text:p>
          </table:table-cell>
          <table:table-cell office:value-type="string">
            <text:p>Soziologie</text:p>
          </table:table-cell>
          <table:table-cell office:value-type="string">
            <text:p>Der Verstand ist ein Gottesgeschenk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10</text:p>
          </table:table-cell>
          <table:table-cell office:value-type="string">
            <text:p>Physik</text:p>
          </table:table-cell>
          <table:table-cell office:value-type="string">
            <text:p>Die Jagd geht weiter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5-10</text:p>
          </table:table-cell>
          <table:table-cell office:value-type="string">
            <text:p>Physik</text:p>
          </table:table-cell>
          <table:table-cell office:value-type="string">
            <text:p>5 Auf einem Streich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5-10</text:p>
          </table:table-cell>
          <table:table-cell office:value-type="string">
            <text:p>Astronomie</text:p>
          </table:table-cell>
          <table:table-cell office:value-type="string">
            <text:p>Das Yin-Yang-Universum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5-10</text:p>
          </table:table-cell>
          <table:table-cell office:value-type="string">
            <text:p>Astronomie</text:p>
          </table:table-cell>
          <table:table-cell office:value-type="string">
            <text:p>Warum so wenig Sterne entstehen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string">
            <text:p>2015-10</text:p>
          </table:table-cell>
          <table:table-cell office:value-type="string">
            <text:p>Archälogie</text:p>
          </table:table-cell>
          <table:table-cell office:value-type="string">
            <text:p>Der Schatz von Stoneheng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10</text:p>
          </table:table-cell>
          <table:table-cell office:value-type="string">
            <text:p>Umwelt</text:p>
          </table:table-cell>
          <table:table-cell office:value-type="string">
            <text:p>Kampf gegen Schmutz und Smog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10</text:p>
          </table:table-cell>
          <table:table-cell office:value-type="string">
            <text:p>Biologie</text:p>
          </table:table-cell>
          <table:table-cell office:value-type="string">
            <text:p>Bier für Feinschmecker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string">
            <text:p>2015-10</text:p>
          </table:table-cell>
          <table:table-cell office:value-type="string">
            <text:p>Medizin</text:p>
          </table:table-cell>
          <table:table-cell office:value-type="string">
            <text:p>Muskeltrainig für den Mars-Trip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10</text:p>
          </table:table-cell>
          <table:table-cell office:value-type="string">
            <text:p>Technik</text:p>
          </table:table-cell>
          <table:table-cell office:value-type="string">
            <text:p>Zuhause mit Grips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10</text:p>
          </table:table-cell>
          <table:table-cell office:value-type="string">
            <text:p>Soziologie</text:p>
          </table:table-cell>
          <table:table-cell office:value-type="string">
            <text:p>Oh, wie schön ist Panama oder: Die Liebe zu den Prognos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11</text:p>
          </table:table-cell>
          <table:table-cell office:value-type="string">
            <text:p>Technik</text:p>
          </table:table-cell>
          <table:table-cell office:value-type="string">
            <text:p>Licht und Schatten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5-11</text:p>
          </table:table-cell>
          <table:table-cell office:value-type="string">
            <text:p>Technik</text:p>
          </table:table-cell>
          <table:table-cell office:value-type="string">
            <text:p>Es werde Licht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5-11</text:p>
          </table:table-cell>
          <table:table-cell office:value-type="string">
            <text:p>Medizin</text:p>
          </table:table-cell>
          <table:table-cell office:value-type="string">
            <text:p>Es ist ein anderes sehen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5-11</text:p>
          </table:table-cell>
          <table:table-cell office:value-type="string">
            <text:p>Biologie</text:p>
          </table:table-cell>
          <table:table-cell office:value-type="string">
            <text:p>Neugier macht erfinderisch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11</text:p>
          </table:table-cell>
          <table:table-cell office:value-type="string">
            <text:p>Astronomie</text:p>
          </table:table-cell>
          <table:table-cell office:value-type="string">
            <text:p>Eis auf der Glutwelt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11</text:p>
          </table:table-cell>
          <table:table-cell office:value-type="string">
            <text:p>Physik</text:p>
          </table:table-cell>
          <table:table-cell office:value-type="string">
            <text:p>Mit Einstein auf Meereshöh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11</text:p>
          </table:table-cell>
          <table:table-cell office:value-type="string">
            <text:p>Geologie</text:p>
          </table:table-cell>
          <table:table-cell office:value-type="string">
            <text:p>Krater komplett?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11</text:p>
          </table:table-cell>
          <table:table-cell office:value-type="string">
            <text:p>Allgemein</text:p>
          </table:table-cell>
          <table:table-cell office:value-type="string">
            <text:p>10 Jahre Deutscher Preis für Wissenschaftsfotografie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string">
            <text:p>2015-11</text:p>
          </table:table-cell>
          <table:table-cell office:value-type="string">
            <text:p>Allgemein</text:p>
          </table:table-cell>
          <table:table-cell office:value-type="string">
            <text:p>Klaus Tschira und sein innerer Kompass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11</text:p>
          </table:table-cell>
          <table:table-cell office:value-type="string">
            <text:p>Allgemein</text:p>
          </table:table-cell>
          <table:table-cell office:value-type="string">
            <text:p>Forschen nach Feieraben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11</text:p>
          </table:table-cell>
          <table:table-cell office:value-type="string">
            <text:p>Technik</text:p>
          </table:table-cell>
          <table:table-cell office:value-type="string">
            <text:p>Treibhausgas in der Matratz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11</text:p>
          </table:table-cell>
          <table:table-cell office:value-type="string">
            <text:p>Technik</text:p>
          </table:table-cell>
          <table:table-cell office:value-type="string">
            <text:p>Federleicht und anschmiegsam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12</text:p>
          </table:table-cell>
          <table:table-cell office:value-type="string">
            <text:p>Umwelt</text:p>
          </table:table-cell>
          <table:table-cell office:value-type="string">
            <text:p>Deutschland im Elch-Test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12</text:p>
          </table:table-cell>
          <table:table-cell office:value-type="string">
            <text:p>Medizin</text:p>
          </table:table-cell>
          <table:table-cell office:value-type="string">
            <text:p>Wege aus der Antibiotika-Kris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12</text:p>
          </table:table-cell>
          <table:table-cell office:value-type="string">
            <text:p>Biologie</text:p>
          </table:table-cell>
          <table:table-cell office:value-type="string">
            <text:p>Schnalzend zum Ziel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12</text:p>
          </table:table-cell>
          <table:table-cell office:value-type="string">
            <text:p>Mathematik</text:p>
          </table:table-cell>
          <table:table-cell office:value-type="string">
            <text:p>Mehr als die Summe der Teil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12</text:p>
          </table:table-cell>
          <table:table-cell office:value-type="string">
            <text:p>Astronomie</text:p>
          </table:table-cell>
          <table:table-cell office:value-type="string">
            <text:p>Im Reich der schwarzen Dünen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string">
            <text:p>2015-12</text:p>
          </table:table-cell>
          <table:table-cell office:value-type="string">
            <text:p>Astronomie</text:p>
          </table:table-cell>
          <table:table-cell office:value-type="string">
            <text:p>Lebenszeichen von Philae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12</text:p>
          </table:table-cell>
          <table:table-cell office:value-type="string">
            <text:p>Astronomie</text:p>
          </table:table-cell>
          <table:table-cell office:value-type="string">
            <text:p>Wie alt ist der Mond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string">
            <text:p>2015-12</text:p>
          </table:table-cell>
          <table:table-cell office:value-type="string">
            <text:p>Paläontologie</text:p>
          </table:table-cell>
          <table:table-cell office:value-type="string">
            <text:p>Wir setzen uns auf Saurierknoch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12</text:p>
          </table:table-cell>
          <table:table-cell office:value-type="string">
            <text:p>Soziologie</text:p>
          </table:table-cell>
          <table:table-cell office:value-type="string">
            <text:p>Einsturz ins Uferlose wird in Kauf genommen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12</text:p>
          </table:table-cell>
          <table:table-cell office:value-type="string">
            <text:p>Anthropologie</text:p>
          </table:table-cell>
          <table:table-cell office:value-type="string">
            <text:p>So gelingt die Menschenzeit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2015-12</text:p>
          </table:table-cell>
          <table:table-cell office:value-type="string">
            <text:p>Physik</text:p>
          </table:table-cell>
          <table:table-cell office:value-type="string">
            <text:p>Verschränkt im Eierkarton 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5-12</text:p>
          </table:table-cell>
          <table:table-cell office:value-type="string">
            <text:p>Physik</text:p>
          </table:table-cell>
          <table:table-cell office:value-type="string">
            <text:p>Licht an beim Lauschangriff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string">
            <text:p>2015-12</text:p>
          </table:table-cell>
          <table:table-cell office:value-type="string">
            <text:p>Informatik</text:p>
          </table:table-cell>
          <table:table-cell office:value-type="string">
            <text:p>Problem gesucht</text:p>
          </table:table-cell>
          <table:table-cell office:value-type="string">
            <text:p>TRUE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2">22.12.2017</text:date>, <text:time>13:05:0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7-12-20T12:35:37</meta:creation-date>
    <dc:date>2017-12-22T13:05:03</dc:date>
    <meta:editing-duration>PT07H49M03S</meta:editing-duration>
    <meta:editing-cycles>41</meta:editing-cycles>
    <meta:generator>NeoOffice/3.2015.12$Unix OpenOffice.org_project/</meta:generator>
    <meta:document-statistic meta:table-count="3" meta:cell-count="1916" meta:object-count="0"/>
  </office:meta>
</office:document-meta>
</file>